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ponseTeste = </text:p>
      <text:p text:style-name="Standard">{</text:p>
      <text:p text:style-name="Standard"><text:s text:c="2"/>[1,1] = <text:s/>1</text:p>
      <text:p text:style-name="Standard"><text:s text:c="2"/>[2,1] = <text:s/>2</text:p>
      <text:p text:style-name="Standard"><text:s text:c="2"/>[3,1] = <text:s/>2</text:p>
      <text:p text:style-name="Standard"><text:s text:c="2"/>[4,1] = <text:s/>1</text:p>
      <text:p text:style-name="Standard"><text:s text:c="2"/>[5,1] = <text:s/>2</text:p>
      <text:p text:style-name="Standard"><text:s text:c="2"/>[6,1] = <text:s/>3</text:p>
      <text:p text:style-name="Standard"><text:s text:c="2"/>[7,1] = <text:s/>1</text:p>
      <text:p text:style-name="Standard"><text:s text:c="2"/>[8,1] = <text:s/>2</text:p>
      <text:p text:style-name="Standard"><text:s text:c="2"/>[9,1] = <text:s/>3</text:p>
      <text:p text:style-name="Standard"><text:s text:c="2"/>[10,1] = <text:s/>1</text:p>
      <text:p text:style-name="Standard"><text:s text:c="2"/>[11,1] = <text:s/>2</text:p>
      <text:p text:style-name="Standard"><text:s text:c="2"/>[12,1] = <text:s/>3</text:p>
      <text:p text:style-name="Standard"><text:s text:c="2"/>[13,1] = <text:s/>1</text:p>
      <text:p text:style-name="Standard"><text:s text:c="2"/>[14,1] = <text:s/>2</text:p>
      <text:p text:style-name="Standard"><text:s text:c="2"/>[15,1] = <text:s/>3</text:p>
      <text:p text:style-name="Standard"><text:s text:c="2"/>[16,1] = <text:s/>1</text:p>
      <text:p text:style-name="Standard"><text:s text:c="2"/>[17,1] = <text:s/>2</text:p>
      <text:p text:style-name="Standard"><text:s text:c="2"/>[18,1] = <text:s/>2</text:p>
      <text:p text:style-name="Standard"><text:s text:c="2"/>[19,1] = <text:s/>1</text:p>
      <text:p text:style-name="Standard"><text:s text:c="2"/>[20,1] = <text:s/>2</text:p>
      <text:p text:style-name="Standard"><text:s text:c="2"/>[21,1] = <text:s/>2</text:p>
      <text:p text:style-name="Standard"><text:s text:c="2"/>[22,1] = <text:s/>1</text:p>
      <text:p text:style-name="Standard"><text:s text:c="2"/>[23,1] = <text:s/>2</text:p>
      <text:p text:style-name="Standard"><text:s text:c="2"/>[24,1] = <text:s/>3</text:p>
      <text:p text:style-name="Standard"><text:s text:c="2"/>[25,1] = <text:s/>1</text:p>
      <text:p text:style-name="Standard"><text:s text:c="2"/>[26,1] = <text:s/>2</text:p>
      <text:p text:style-name="Standard"><text:s text:c="2"/>[27,1] = <text:s/>3</text:p>
      <text:p text:style-name="Standard"><text:s text:c="2"/>[28,1] = <text:s/>1</text:p>
      <text:p text:style-name="Standard"><text:s text:c="2"/>[29,1] = <text:s/>2</text:p>
      <text:p text:style-name="Standard"><text:s text:c="2"/>[30,1] = <text:s/>3</text:p>
      <text:p text:style-name="Standard"><text:s text:c="2"/>[31,1] = <text:s/>1</text:p>
      <text:p text:style-name="Standard"><text:s text:c="2"/>[32,1] = <text:s/>2</text:p>
      <text:p text:style-name="Standard"><text:s text:c="2"/>[33,1] = <text:s/>2</text:p>
      <text:p text:style-name="Standard"><text:s text:c="2"/>[34,1] = <text:s/>1</text:p>
      <text:p text:style-name="Standard"><text:s text:c="2"/>[35,1] = <text:s/>2</text:p>
      <text:p text:style-name="Standard"><text:s text:c="2"/>[36,1] = <text:s/>2</text:p>
      <text:p text:style-name="Standard"><text:s text:c="2"/>[37,1] = <text:s/>1</text:p>
      <text:p text:style-name="Standard"><text:s text:c="2"/>[38,1] = <text:s/>2</text:p>
      <text:p text:style-name="Standard"><text:s text:c="2"/>[39,1] = <text:s/>3</text:p>
      <text:p text:style-name="Standard"><text:s text:c="2"/>[40,1] = <text:s/>1</text:p>
      <text:p text:style-name="Standard"><text:s text:c="2"/>[41,1] = <text:s/>2</text:p>
      <text:p text:style-name="Standard"><text:s text:c="2"/>[42,1] = <text:s/>3</text:p>
      <text:p text:style-name="Standard"><text:s text:c="2"/>[43,1] = <text:s/>1</text:p>
      <text:p text:style-name="Standard"><text:s text:c="2"/>[44,1] = <text:s/>2</text:p>
      <text:p text:style-name="Standard"><text:s text:c="2"/>[45,1] = <text:s/>3</text:p>
      <text:p text:style-name="Standard"><text:s text:c="2"/>[46,1] = <text:s/>1</text:p>
      <text:p text:style-name="Standard"><text:s text:c="2"/>[47,1] = <text:s/>2</text:p>
      <text:p text:style-name="Standard"><text:s text:c="2"/>[48,1] = <text:s/>3</text:p>
      <text:p text:style-name="Standard"><text:s text:c="2"/>[49,1] = <text:s/>1</text:p>
      <text:p text:style-name="Standard"><text:s text:c="2"/>[50,1] = <text:s/>2</text:p>
      <text:p text:style-name="Standard"><text:soft-page-break/><text:s text:c="2"/>[51,1] = <text:s/>2</text:p>
      <text:p text:style-name="Standard"><text:s text:c="2"/>[52,1] = <text:s/>1</text:p>
      <text:p text:style-name="Standard"><text:s text:c="2"/>[53,1] = <text:s/>2</text:p>
      <text:p text:style-name="Standard"><text:s text:c="2"/>[54,1] = <text:s/>3</text:p>
      <text:p text:style-name="Standard"><text:s text:c="2"/>[55,1] = <text:s/>1</text:p>
      <text:p text:style-name="Standard"><text:s text:c="2"/>[56,1] = <text:s/>2</text:p>
      <text:p text:style-name="Standard"><text:s text:c="2"/>[57,1] = <text:s/>3</text:p>
      <text:p text:style-name="Standard"><text:s text:c="2"/>[58,1] = <text:s/>1</text:p>
      <text:p text:style-name="Standard"><text:s text:c="2"/>[59,1] = <text:s/>2</text:p>
      <text:p text:style-name="Standard"><text:s text:c="2"/>[60,1] = <text:s/>2</text:p>
      <text:p text:style-name="Standard"><text:s text:c="2"/>[61,1] = <text:s/>1</text:p>
      <text:p text:style-name="Standard"><text:s text:c="2"/>[62,1] = <text:s/>2</text:p>
      <text:p text:style-name="Standard"><text:s text:c="2"/>[63,1] = <text:s/>2</text:p>
      <text:p text:style-name="Standard"><text:s text:c="2"/>[64,1] = <text:s/>1</text:p>
      <text:p text:style-name="Standard"><text:s text:c="2"/>[65,1] = <text:s/>2</text:p>
      <text:p text:style-name="Standard"><text:s text:c="2"/>[66,1] = <text:s/>3</text:p>
      <text:p text:style-name="Standard"><text:s text:c="2"/>[67,1] = <text:s/>1</text:p>
      <text:p text:style-name="Standard"><text:s text:c="2"/>[68,1] = <text:s/>2</text:p>
      <text:p text:style-name="Standard"><text:s text:c="2"/>[69,1] = <text:s/>3</text:p>
      <text:p text:style-name="Standard"><text:s text:c="2"/>[70,1] = <text:s/>1</text:p>
      <text:p text:style-name="Standard"><text:s text:c="2"/>[71,1] = <text:s/>2</text:p>
      <text:p text:style-name="Standard"><text:s text:c="2"/>[72,1] = <text:s/>3</text:p>
      <text:p text:style-name="Standard"><text:s text:c="2"/>[73,1] = <text:s/>1</text:p>
      <text:p text:style-name="Standard"><text:s text:c="2"/>[74,1] = <text:s/>2</text:p>
      <text:p text:style-name="Standard"><text:s text:c="2"/>[75,1] = <text:s/>3</text:p>
      <text:p text:style-name="Standard"><text:s text:c="2"/>[76,1] = <text:s/>1</text:p>
      <text:p text:style-name="Standard"><text:s text:c="2"/>[77,1] = <text:s/>2</text:p>
      <text:p text:style-name="Standard"><text:s text:c="2"/>[78,1] = <text:s/>3</text:p>
      <text:p text:style-name="Standard"><text:s text:c="2"/>[79,1] = <text:s/>1</text:p>
      <text:p text:style-name="Standard"><text:s text:c="2"/>[80,1] = <text:s/>2</text:p>
      <text:p text:style-name="Standard"><text:s text:c="2"/>[81,1] = <text:s/>2</text:p>
      <text:p text:style-name="Standard"><text:s text:c="2"/>[82,1] = <text:s/>1</text:p>
      <text:p text:style-name="Standard"><text:s text:c="2"/>[83,1] = <text:s/>2</text:p>
      <text:p text:style-name="Standard"><text:s text:c="2"/>[84,1] = <text:s/>3</text:p>
      <text:p text:style-name="Standard"><text:s text:c="2"/>[85,1] = <text:s/>1</text:p>
      <text:p text:style-name="Standard"><text:s text:c="2"/>[86,1] = <text:s/>2</text:p>
      <text:p text:style-name="Standard"><text:s text:c="2"/>[87,1] = <text:s/>3</text:p>
      <text:p text:style-name="Standard"><text:s text:c="2"/>[88,1] = <text:s/>1</text:p>
      <text:p text:style-name="Standard"><text:s text:c="2"/>[89,1] = <text:s/>2</text:p>
      <text:p text:style-name="Standard"><text:s text:c="2"/>[90,1] = <text:s/>2</text:p>
      <text:p text:style-name="Standard"><text:s text:c="2"/>[91,1] = <text:s/>1</text:p>
      <text:p text:style-name="Standard"><text:s text:c="2"/>[92,1] = <text:s/>2</text:p>
      <text:p text:style-name="Standard"><text:s text:c="2"/>[93,1] = <text:s/>3</text:p>
      <text:p text:style-name="Standard"><text:s text:c="2"/>[94,1] = <text:s/>1</text:p>
      <text:p text:style-name="Standard"><text:s text:c="2"/>[95,1] = <text:s/>2</text:p>
      <text:p text:style-name="Standard"><text:s text:c="2"/>[96,1] = <text:s/>3</text:p>
      <text:p text:style-name="Standard"><text:s text:c="2"/>[97,1] = <text:s/>1</text:p>
      <text:p text:style-name="Standard"><text:s text:c="2"/>[98,1] = <text:s/>2</text:p>
      <text:p text:style-name="Standard"><text:s text:c="2"/>[99,1] = <text:s/>3</text:p>
      <text:p text:style-name="Standard"><text:s text:c="2"/>[100,1] = <text:s/>1</text:p>
      <text:p text:style-name="Standard"><text:s text:c="2"/>[101,1] = <text:s/>2</text:p>
      <text:p text:style-name="Standard"><text:s text:c="2"/>[102,1] = <text:s/>3</text:p>
      <text:p text:style-name="Standard"><text:soft-page-break/><text:s text:c="2"/>[103,1] = <text:s/>1</text:p>
      <text:p text:style-name="Standard"><text:s text:c="2"/>[104,1] = <text:s/>2</text:p>
      <text:p text:style-name="Standard"><text:s text:c="2"/>[105,1] = <text:s/>2</text:p>
      <text:p text:style-name="Standard"><text:s text:c="2"/>[106,1] = <text:s/>1</text:p>
      <text:p text:style-name="Standard"><text:s text:c="2"/>[107,1] = <text:s/>2</text:p>
      <text:p text:style-name="Standard"><text:s text:c="2"/>[108,1] = <text:s/>3</text:p>
      <text:p text:style-name="Standard"><text:s text:c="2"/>[109,1] = <text:s/>1</text:p>
      <text:p text:style-name="Standard"><text:s text:c="2"/>[110,1] = <text:s/>2</text:p>
      <text:p text:style-name="Standard"><text:s text:c="2"/>[111,1] = <text:s/>3</text:p>
      <text:p text:style-name="Standard"><text:s text:c="2"/>[112,1] = <text:s/>1</text:p>
      <text:p text:style-name="Standard"><text:s text:c="2"/>[113,1] = <text:s/>2</text:p>
      <text:p text:style-name="Standard"><text:s text:c="2"/>[114,1] = <text:s/>3</text:p>
      <text:p text:style-name="Standard"><text:s text:c="2"/>[115,1] = <text:s/>1</text:p>
      <text:p text:style-name="Standard"><text:s text:c="2"/>[116,1] = <text:s/>2</text:p>
      <text:p text:style-name="Standard"><text:s text:c="2"/>[117,1] = <text:s/>3</text:p>
      <text:p text:style-name="Standard"><text:s text:c="2"/>[118,1] = <text:s/>1</text:p>
      <text:p text:style-name="Standard"><text:s text:c="2"/>[119,1] = <text:s/>2</text:p>
      <text:p text:style-name="Standard"><text:s text:c="2"/>[120,1] = <text:s/>2</text:p>
      <text:p text:style-name="Standard"><text:s text:c="2"/>[121,1] = <text:s/>1</text:p>
      <text:p text:style-name="Standard"><text:s text:c="2"/>[122,1] = <text:s/>2</text:p>
      <text:p text:style-name="Standard"><text:s text:c="2"/>[123,1] = <text:s/>3</text:p>
      <text:p text:style-name="Standard"><text:s text:c="2"/>[124,1] = <text:s/>1</text:p>
      <text:p text:style-name="Standard"><text:s text:c="2"/>[125,1] = <text:s/>2</text:p>
      <text:p text:style-name="Standard"><text:s text:c="2"/>[126,1] = <text:s/>3</text:p>
      <text:p text:style-name="Standard"><text:s text:c="2"/>[127,1] = <text:s/>1</text:p>
      <text:p text:style-name="Standard"><text:s text:c="2"/>[128,1] = <text:s/>2</text:p>
      <text:p text:style-name="Standard"><text:s text:c="2"/>[129,1] = <text:s/>3</text:p>
      <text:p text:style-name="Standard"><text:s text:c="2"/>[130,1] = <text:s/>1</text:p>
      <text:p text:style-name="Standard"><text:s text:c="2"/>[131,1] = <text:s/>2</text:p>
      <text:p text:style-name="Standard"><text:s text:c="2"/>[132,1] = <text:s/>3</text:p>
      <text:p text:style-name="Standard"><text:s text:c="2"/>[133,1] = <text:s/>1</text:p>
      <text:p text:style-name="Standard"><text:s text:c="2"/>[134,1] = <text:s/>2</text:p>
      <text:p text:style-name="Standard"><text:s text:c="2"/>[135,1] = <text:s/>3</text:p>
      <text:p text:style-name="Standard"><text:s text:c="2"/>[136,1] = <text:s/>1</text:p>
      <text:p text:style-name="Standard"><text:s text:c="2"/>[137,1] = <text:s/>2</text:p>
      <text:p text:style-name="Standard"><text:s text:c="2"/>[138,1] = <text:s/>2</text:p>
      <text:p text:style-name="Standard"><text:s text:c="2"/>[139,1] = <text:s/>1</text:p>
      <text:p text:style-name="Standard"><text:s text:c="2"/>[140,1] = <text:s/>2</text:p>
      <text:p text:style-name="Standard"><text:s text:c="2"/>[141,1] = <text:s/>2</text:p>
      <text:p text:style-name="Standard"><text:s text:c="2"/>[142,1] = <text:s/>1</text:p>
      <text:p text:style-name="Standard"><text:s text:c="2"/>[143,1] = <text:s/>2</text:p>
      <text:p text:style-name="Standard"><text:s text:c="2"/>[144,1] = <text:s/>2</text:p>
      <text:p text:style-name="Standard"><text:s text:c="2"/>[145,1] = <text:s/>1</text:p>
      <text:p text:style-name="Standard"><text:s text:c="2"/>[146,1] = <text:s/>2</text:p>
      <text:p text:style-name="Standard"><text:s text:c="2"/>[147,1] = <text:s/>3</text:p>
      <text:p text:style-name="Standard"><text:s text:c="2"/>[148,1] = <text:s/>1</text:p>
      <text:p text:style-name="Standard"><text:s text:c="2"/>[149,1] = <text:s/>2</text:p>
      <text:p text:style-name="Standard"><text:s text:c="2"/>[150,1] = <text:s/>2</text:p>
      <text:p text:style-name="Standard"><text:s text:c="2"/>[151,1] = <text:s/>1</text:p>
      <text:p text:style-name="Standard"><text:s text:c="2"/>[152,1] = <text:s/>2</text:p>
      <text:p text:style-name="Standard"><text:s text:c="2"/>[153,1] = <text:s/>3</text:p>
      <text:p text:style-name="Standard"><text:s text:c="2"/>[154,1] = <text:s/>1</text:p>
      <text:p text:style-name="Standard"><text:soft-page-break/><text:s text:c="2"/>[155,1] = <text:s/>2</text:p>
      <text:p text:style-name="Standard"><text:s text:c="2"/>[156,1] = <text:s/>3</text:p>
      <text:p text:style-name="Standard"><text:s text:c="2"/>[157,1] = <text:s/>1</text:p>
      <text:p text:style-name="Standard"><text:s text:c="2"/>[158,1] = <text:s/>2</text:p>
      <text:p text:style-name="Standard"><text:s text:c="2"/>[159,1] = <text:s/>3</text:p>
      <text:p text:style-name="Standard"><text:s text:c="2"/>[160,1] = <text:s/>1</text:p>
      <text:p text:style-name="Standard"><text:s text:c="2"/>[161,1] = <text:s/>2</text:p>
      <text:p text:style-name="Standard"><text:s text:c="2"/>[162,1] = <text:s/>3</text:p>
      <text:p text:style-name="Standard"><text:s text:c="2"/>[163,1] = <text:s/>1</text:p>
      <text:p text:style-name="Standard"><text:s text:c="2"/>[164,1] = <text:s/>2</text:p>
      <text:p text:style-name="Standard"><text:s text:c="2"/>[165,1] = <text:s/>3</text:p>
      <text:p text:style-name="Standard"><text:s text:c="2"/>[166,1] = <text:s/>1</text:p>
      <text:p text:style-name="Standard"><text:s text:c="2"/>[167,1] = <text:s/>2</text:p>
      <text:p text:style-name="Standard"><text:s text:c="2"/>[168,1] = <text:s/>3</text:p>
      <text:p text:style-name="Standard"><text:s text:c="2"/>[169,1] = <text:s/>1</text:p>
      <text:p text:style-name="Standard"><text:s text:c="2"/>[170,1] = <text:s/>2</text:p>
      <text:p text:style-name="Standard"><text:s text:c="2"/>[171,1] = <text:s/>3</text:p>
      <text:p text:style-name="Standard"><text:s text:c="2"/>[172,1] = <text:s/>1</text:p>
      <text:p text:style-name="Standard"><text:s text:c="2"/>[173,1] = <text:s/>2</text:p>
      <text:p text:style-name="Standard"><text:s text:c="2"/>[174,1] = <text:s/>3</text:p>
      <text:p text:style-name="Standard"><text:s text:c="2"/>[175,1] = <text:s/>1</text:p>
      <text:p text:style-name="Standard"><text:s text:c="2"/>[176,1] = <text:s/>2</text:p>
      <text:p text:style-name="Standard"><text:s text:c="2"/>[177,1] = <text:s/>3</text:p>
      <text:p text:style-name="Standard"><text:s text:c="2"/>[178,1] = <text:s/>1</text:p>
      <text:p text:style-name="Standard"><text:s text:c="2"/>[179,1] = <text:s/>2</text:p>
      <text:p text:style-name="Standard"><text:s text:c="2"/>[180,1] = <text:s/>3</text:p>
      <text:p text:style-name="Standard"><text:s text:c="2"/>[181,1] = <text:s/>1</text:p>
      <text:p text:style-name="Standard"><text:s text:c="2"/>[182,1] = <text:s/>2</text:p>
      <text:p text:style-name="Standard"><text:s text:c="2"/>[183,1] = <text:s/>3</text:p>
      <text:p text:style-name="Standard"><text:s text:c="2"/>[184,1] = <text:s/>1</text:p>
      <text:p text:style-name="Standard"><text:s text:c="2"/>[185,1] = <text:s/>2</text:p>
      <text:p text:style-name="Standard"><text:s text:c="2"/>[186,1] = <text:s/>3</text:p>
      <text:p text:style-name="Standard"><text:s text:c="2"/>[187,1] = <text:s/>1</text:p>
      <text:p text:style-name="Standard"><text:s text:c="2"/>[188,1] = <text:s/>2</text:p>
      <text:p text:style-name="Standard"><text:s text:c="2"/>[189,1] = <text:s/>3</text:p>
      <text:p text:style-name="Standard"><text:s text:c="2"/>[190,1] = <text:s/>1</text:p>
      <text:p text:style-name="Standard"><text:s text:c="2"/>[191,1] = <text:s/>2</text:p>
      <text:p text:style-name="Standard"><text:s text:c="2"/>[192,1] = <text:s/>3</text:p>
      <text:p text:style-name="Standard"><text:s text:c="2"/>[193,1] = <text:s/>1</text:p>
      <text:p text:style-name="Standard"><text:s text:c="2"/>[194,1] = <text:s/>2</text:p>
      <text:p text:style-name="Standard"><text:s text:c="2"/>[195,1] = <text:s/>3</text:p>
      <text:p text:style-name="Standard"><text:s text:c="2"/>[196,1] = <text:s/>1</text:p>
      <text:p text:style-name="Standard"><text:s text:c="2"/>[197,1] = <text:s/>2</text:p>
      <text:p text:style-name="Standard"><text:s text:c="2"/>[198,1] = <text:s/>3</text:p>
      <text:p text:style-name="Standard"><text:s text:c="2"/>[199,1] = <text:s/>1</text:p>
      <text:p text:style-name="Standard"><text:s text:c="2"/>[200,1] = <text:s/>2</text:p>
      <text:p text:style-name="Standard"><text:s text:c="2"/>[201,1] = <text:s/>3</text:p>
      <text:p text:style-name="Standard"><text:s text:c="2"/>[202,1] = <text:s/>1</text:p>
      <text:p text:style-name="Standard"><text:s text:c="2"/>[203,1] = <text:s/>2</text:p>
      <text:p text:style-name="Standard"><text:s text:c="2"/>[204,1] = <text:s/>2</text:p>
      <text:p text:style-name="Standard"><text:s text:c="2"/>[205,1] = <text:s/>1</text:p>
      <text:p text:style-name="Standard"><text:s text:c="2"/>[206,1] = <text:s/>2</text:p>
      <text:p text:style-name="Standard"><text:soft-page-break/><text:s text:c="2"/>[207,1] = <text:s/>2</text:p>
      <text:p text:style-name="Standard"><text:s text:c="2"/>[208,1] = <text:s/>1</text:p>
      <text:p text:style-name="Standard"><text:s text:c="2"/>[209,1] = <text:s/>2</text:p>
      <text:p text:style-name="Standard"><text:s text:c="2"/>[210,1] = <text:s/>3</text:p>
      <text:p text:style-name="Standard"><text:s text:c="2"/>[211,1] = <text:s/>1</text:p>
      <text:p text:style-name="Standard"><text:s text:c="2"/>[212,1] = <text:s/>2</text:p>
      <text:p text:style-name="Standard"><text:s text:c="2"/>[213,1] = <text:s/>3</text:p>
      <text:p text:style-name="Standard"><text:s text:c="2"/>[214,1] = <text:s/>1</text:p>
      <text:p text:style-name="Standard"><text:s text:c="2"/>[215,1] = <text:s/>2</text:p>
      <text:p text:style-name="Standard"><text:s text:c="2"/>[216,1] = <text:s/>3</text:p>
      <text:p text:style-name="Standard"><text:s text:c="2"/>[217,1] = <text:s/>1</text:p>
      <text:p text:style-name="Standard"><text:s text:c="2"/>[218,1] = <text:s/>2</text:p>
      <text:p text:style-name="Standard"><text:s text:c="2"/>[219,1] = <text:s/>3</text:p>
      <text:p text:style-name="Standard"><text:s text:c="2"/>[220,1] = <text:s/>1</text:p>
      <text:p text:style-name="Standard"><text:s text:c="2"/>[221,1] = <text:s/>2</text:p>
      <text:p text:style-name="Standard"><text:s text:c="2"/>[222,1] = <text:s/>3</text:p>
      <text:p text:style-name="Standard"><text:s text:c="2"/>[223,1] = <text:s/>1</text:p>
      <text:p text:style-name="Standard"><text:s text:c="2"/>[224,1] = <text:s/>2</text:p>
      <text:p text:style-name="Standard"><text:s text:c="2"/>[225,1] = <text:s/>3</text:p>
      <text:p text:style-name="Standard"><text:s text:c="2"/>[226,1] = <text:s/>1</text:p>
      <text:p text:style-name="Standard"><text:s text:c="2"/>[227,1] = <text:s/>2</text:p>
      <text:p text:style-name="Standard"><text:s text:c="2"/>[228,1] = <text:s/>3</text:p>
      <text:p text:style-name="Standard"><text:s text:c="2"/>[229,1] = <text:s/>1</text:p>
      <text:p text:style-name="Standard"><text:s text:c="2"/>[230,1] = <text:s/>2</text:p>
      <text:p text:style-name="Standard"><text:s text:c="2"/>[231,1] = <text:s/>3</text:p>
      <text:p text:style-name="Standard"><text:s text:c="2"/>[232,1] = <text:s/>1</text:p>
      <text:p text:style-name="Standard"><text:s text:c="2"/>[233,1] = <text:s/>2</text:p>
      <text:p text:style-name="Standard"><text:s text:c="2"/>[234,1] = <text:s/>2</text:p>
      <text:p text:style-name="Standard"><text:s text:c="2"/>[235,1] = <text:s/>1</text:p>
      <text:p text:style-name="Standard"><text:s text:c="2"/>[236,1] = <text:s/>2</text:p>
      <text:p text:style-name="Standard"><text:s text:c="2"/>[237,1] = <text:s/>3</text:p>
      <text:p text:style-name="Standard"><text:s text:c="2"/>[238,1] = <text:s/>1</text:p>
      <text:p text:style-name="Standard"><text:s text:c="2"/>[239,1] = <text:s/>2</text:p>
      <text:p text:style-name="Standard"><text:s text:c="2"/>[240,1] = <text:s/>3</text:p>
      <text:p text:style-name="Standard"><text:s text:c="2"/>[241,1] = <text:s/>1</text:p>
      <text:p text:style-name="Standard"><text:s text:c="2"/>[242,1] = <text:s/>2</text:p>
      <text:p text:style-name="Standard"><text:s text:c="2"/>[243,1] = <text:s/>3</text:p>
      <text:p text:style-name="Standard"><text:s text:c="2"/>[244,1] = <text:s/>1</text:p>
      <text:p text:style-name="Standard"><text:s text:c="2"/>[245,1] = <text:s/>2</text:p>
      <text:p text:style-name="Standard"><text:s text:c="2"/>[246,1] = <text:s/>3</text:p>
      <text:p text:style-name="Standard"><text:s text:c="2"/>[247,1] = <text:s/>1</text:p>
      <text:p text:style-name="Standard"><text:s text:c="2"/>[248,1] = <text:s/>2</text:p>
      <text:p text:style-name="Standard"><text:s text:c="2"/>[249,1] = <text:s/>3</text:p>
      <text:p text:style-name="Standard"><text:s text:c="2"/>[250,1] = <text:s/>1</text:p>
      <text:p text:style-name="Standard"><text:s text:c="2"/>[251,1] = <text:s/>2</text:p>
      <text:p text:style-name="Standard"><text:s text:c="2"/>[252,1] = <text:s/>2</text:p>
      <text:p text:style-name="Standard"><text:s text:c="2"/>[253,1] = <text:s/>1</text:p>
      <text:p text:style-name="Standard"><text:s text:c="2"/>[254,1] = <text:s/>2</text:p>
      <text:p text:style-name="Standard"><text:s text:c="2"/>[255,1] = <text:s/>3</text:p>
      <text:p text:style-name="Standard"><text:s text:c="2"/>[256,1] = <text:s/>1</text:p>
      <text:p text:style-name="Standard"><text:s text:c="2"/>[257,1] = <text:s/>2</text:p>
      <text:p text:style-name="Standard"><text:s text:c="2"/>[258,1] = <text:s/>3</text:p>
      <text:p text:style-name="Standard"><text:soft-page-break/><text:s text:c="2"/>[259,1] = <text:s/>1</text:p>
      <text:p text:style-name="Standard"><text:s text:c="2"/>[260,1] = <text:s/>2</text:p>
      <text:p text:style-name="Standard"><text:s text:c="2"/>[261,1] = <text:s/>3</text:p>
      <text:p text:style-name="Standard"><text:s text:c="2"/>[262,1] = <text:s/>1</text:p>
      <text:p text:style-name="Standard"><text:s text:c="2"/>[263,1] = <text:s/>2</text:p>
      <text:p text:style-name="Standard"><text:s text:c="2"/>[264,1] = <text:s/>3</text:p>
      <text:p text:style-name="Standard"><text:s text:c="2"/>[265,1] = <text:s/>1</text:p>
      <text:p text:style-name="Standard"><text:s text:c="2"/>[266,1] = <text:s/>2</text:p>
      <text:p text:style-name="Standard"><text:s text:c="2"/>[267,1] = <text:s/>3</text:p>
      <text:p text:style-name="Standard"><text:s text:c="2"/>[268,1] = <text:s/>1</text:p>
      <text:p text:style-name="Standard"><text:s text:c="2"/>[269,1] = <text:s/>2</text:p>
      <text:p text:style-name="Standard"><text:s text:c="2"/>[270,1] = <text:s/>3</text:p>
      <text:p text:style-name="Standard"><text:s text:c="2"/>[271,1] = <text:s/>1</text:p>
      <text:p text:style-name="Standard"><text:s text:c="2"/>[272,1] = <text:s/>2</text:p>
      <text:p text:style-name="Standard"><text:s text:c="2"/>[273,1] = <text:s/>3</text:p>
      <text:p text:style-name="Standard"><text:s text:c="2"/>[274,1] = <text:s/>1</text:p>
      <text:p text:style-name="Standard"><text:s text:c="2"/>[275,1] = <text:s/>2</text:p>
      <text:p text:style-name="Standard"><text:s text:c="2"/>[276,1] = <text:s/>2</text:p>
      <text:p text:style-name="Standard"><text:s text:c="2"/>[277,1] = <text:s/>1</text:p>
      <text:p text:style-name="Standard"><text:s text:c="2"/>[278,1] = <text:s/>2</text:p>
      <text:p text:style-name="Standard"><text:s text:c="2"/>[279,1] = <text:s/>2</text:p>
      <text:p text:style-name="Standard"><text:s text:c="2"/>[280,1] = <text:s/>1</text:p>
      <text:p text:style-name="Standard"><text:s text:c="2"/>[281,1] = <text:s/>2</text:p>
      <text:p text:style-name="Standard"><text:s text:c="2"/>[282,1] = <text:s/>3</text:p>
      <text:p text:style-name="Standard"><text:s text:c="2"/>[283,1] = <text:s/>1</text:p>
      <text:p text:style-name="Standard"><text:s text:c="2"/>[284,1] = <text:s/>2</text:p>
      <text:p text:style-name="Standard"><text:s text:c="2"/>[285,1] = <text:s/>2</text:p>
      <text:p text:style-name="Standard"><text:s text:c="2"/>[286,1] = <text:s/>1</text:p>
      <text:p text:style-name="Standard"><text:s text:c="2"/>[287,1] = <text:s/>2</text:p>
      <text:p text:style-name="Standard"><text:s text:c="2"/>[288,1] = <text:s/>3</text:p>
      <text:p text:style-name="Standard"><text:s text:c="2"/>[289,1] = <text:s/>1</text:p>
      <text:p text:style-name="Standard"><text:s text:c="2"/>[290,1] = <text:s/>2</text:p>
      <text:p text:style-name="Standard"><text:s text:c="2"/>[291,1] = <text:s/>3</text:p>
      <text:p text:style-name="Standard"><text:s text:c="2"/>[292,1] = <text:s/>1</text:p>
      <text:p text:style-name="Standard"><text:s text:c="2"/>[293,1] = <text:s/>2</text:p>
      <text:p text:style-name="Standard"><text:s text:c="2"/>[294,1] = <text:s/>3</text:p>
      <text:p text:style-name="Standard"><text:s text:c="2"/>[295,1] = <text:s/>1</text:p>
      <text:p text:style-name="Standard"><text:s text:c="2"/>[296,1] = <text:s/>2</text:p>
      <text:p text:style-name="Standard"><text:s text:c="2"/>[297,1] = <text:s/>3</text:p>
      <text:p text:style-name="Standard"><text:s text:c="2"/>[298,1] = <text:s/>1</text:p>
      <text:p text:style-name="Standard"><text:s text:c="2"/>[299,1] = <text:s/>2</text:p>
      <text:p text:style-name="Standard"><text:s text:c="2"/>[300,1] = <text:s/>3</text:p>
      <text:p text:style-name="Standard"><text:s text:c="2"/>[301,1] = <text:s/>1</text:p>
      <text:p text:style-name="Standard"><text:s text:c="2"/>[302,1] = <text:s/>2</text:p>
      <text:p text:style-name="Standard"><text:s text:c="2"/>[303,1] = <text:s/>2</text:p>
      <text:p text:style-name="Standard"><text:s text:c="2"/>[304,1] = <text:s/>1</text:p>
      <text:p text:style-name="Standard"><text:s text:c="2"/>[305,1] = <text:s/>2</text:p>
      <text:p text:style-name="Standard"><text:s text:c="2"/>[306,1] = <text:s/>2</text:p>
      <text:p text:style-name="Standard"><text:s text:c="2"/>[307,1] = <text:s/>1</text:p>
      <text:p text:style-name="Standard"><text:s text:c="2"/>[308,1] = <text:s/>2</text:p>
      <text:p text:style-name="Standard"><text:s text:c="2"/>[309,1] = <text:s/>3</text:p>
      <text:p text:style-name="Standard"><text:s text:c="2"/>[310,1] = <text:s/>1</text:p>
      <text:p text:style-name="Standard"><text:soft-page-break/><text:s text:c="2"/>[311,1] = <text:s/>2</text:p>
      <text:p text:style-name="Standard"><text:s text:c="2"/>[312,1] = <text:s/>3</text:p>
      <text:p text:style-name="Standard"><text:s text:c="2"/>[313,1] = <text:s/>1</text:p>
      <text:p text:style-name="Standard"><text:s text:c="2"/>[314,1] = <text:s/>2</text:p>
      <text:p text:style-name="Standard"><text:s text:c="2"/>[315,1] = <text:s/>3</text:p>
      <text:p text:style-name="Standard"><text:s text:c="2"/>[316,1] = <text:s/>1</text:p>
      <text:p text:style-name="Standard"><text:s text:c="2"/>[317,1] = <text:s/>2</text:p>
      <text:p text:style-name="Standard"><text:s text:c="2"/>[318,1] = <text:s/>3</text:p>
      <text:p text:style-name="Standard"><text:s text:c="2"/>[319,1] = <text:s/>1</text:p>
      <text:p text:style-name="Standard"><text:s text:c="2"/>[320,1] = <text:s/>2</text:p>
      <text:p text:style-name="Standard"><text:s text:c="2"/>[321,1] = <text:s/>3</text:p>
      <text:p text:style-name="Standard"><text:s text:c="2"/>[322,1] = <text:s/>1</text:p>
      <text:p text:style-name="Standard"><text:s text:c="2"/>[323,1] = <text:s/>2</text:p>
      <text:p text:style-name="Standard"><text:s text:c="2"/>[324,1] = <text:s/>3</text:p>
      <text:p text:style-name="Standard"><text:s text:c="2"/>[325,1] = <text:s/>1</text:p>
      <text:p text:style-name="Standard"><text:s text:c="2"/>[326,1] = <text:s/>2</text:p>
      <text:p text:style-name="Standard"><text:s text:c="2"/>[327,1] = <text:s/>3</text:p>
      <text:p text:style-name="Standard"><text:s text:c="2"/>[328,1] = <text:s/>1</text:p>
      <text:p text:style-name="Standard"><text:s text:c="2"/>[329,1] = <text:s/>2</text:p>
      <text:p text:style-name="Standard"><text:s text:c="2"/>[330,1] = <text:s/>3</text:p>
      <text:p text:style-name="Standard"><text:s text:c="2"/>[331,1] = <text:s/>1</text:p>
      <text:p text:style-name="Standard"><text:s text:c="2"/>[332,1] = <text:s/>2</text:p>
      <text:p text:style-name="Standard"><text:s text:c="2"/>[333,1] = <text:s/>3</text:p>
      <text:p text:style-name="Standard"><text:s text:c="2"/>[334,1] = <text:s/>1</text:p>
      <text:p text:style-name="Standard"><text:s text:c="2"/>[335,1] = <text:s/>2</text:p>
      <text:p text:style-name="Standard"><text:s text:c="2"/>[336,1] = <text:s/>2</text:p>
      <text:p text:style-name="Standard"><text:s text:c="2"/>[337,1] = <text:s/>1</text:p>
      <text:p text:style-name="Standard"><text:s text:c="2"/>[338,1] = <text:s/>2</text:p>
      <text:p text:style-name="Standard"><text:s text:c="2"/>[339,1] = <text:s/>2</text:p>
      <text:p text:style-name="Standard"><text:s text:c="2"/>[340,1] = <text:s/>1</text:p>
      <text:p text:style-name="Standard"><text:s text:c="2"/>[341,1] = <text:s/>2</text:p>
      <text:p text:style-name="Standard"><text:s text:c="2"/>[342,1] = <text:s/>3</text:p>
      <text:p text:style-name="Standard"><text:s text:c="2"/>[343,1] = <text:s/>1</text:p>
      <text:p text:style-name="Standard"><text:s text:c="2"/>[344,1] = <text:s/>2</text:p>
      <text:p text:style-name="Standard"><text:s text:c="2"/>[345,1] = <text:s/>3</text:p>
      <text:p text:style-name="Standard"><text:s text:c="2"/>[346,1] = <text:s/>1</text:p>
      <text:p text:style-name="Standard"><text:s text:c="2"/>[347,1] = <text:s/>2</text:p>
      <text:p text:style-name="Standard"><text:s text:c="2"/>[348,1] = <text:s/>2</text:p>
      <text:p text:style-name="Standard"><text:s text:c="2"/>[349,1] = <text:s/>1</text:p>
      <text:p text:style-name="Standard"><text:s text:c="2"/>[350,1] = <text:s/>2</text:p>
      <text:p text:style-name="Standard"><text:s text:c="2"/>[351,1] = <text:s/>3</text:p>
      <text:p text:style-name="Standard"><text:s text:c="2"/>[352,1] = <text:s/>1</text:p>
      <text:p text:style-name="Standard"><text:s text:c="2"/>[353,1] = <text:s/>2</text:p>
      <text:p text:style-name="Standard"><text:s text:c="2"/>[354,1] = <text:s/>3</text:p>
      <text:p text:style-name="Standard"><text:s text:c="2"/>[355,1] = <text:s/>1</text:p>
      <text:p text:style-name="Standard"><text:s text:c="2"/>[356,1] = <text:s/>2</text:p>
      <text:p text:style-name="Standard"><text:s text:c="2"/>[357,1] = <text:s/>3</text:p>
      <text:p text:style-name="Standard"><text:s text:c="2"/>[358,1] = <text:s/>1</text:p>
      <text:p text:style-name="Standard"><text:s text:c="2"/>[359,1] = <text:s/>2</text:p>
      <text:p text:style-name="Standard"><text:s text:c="2"/>[360,1] = <text:s/>3</text:p>
      <text:p text:style-name="Standard"><text:s text:c="2"/>[361,1] = <text:s/>1</text:p>
      <text:p text:style-name="Standard"><text:s text:c="2"/>[362,1] = <text:s/>2</text:p>
      <text:p text:style-name="Standard"><text:soft-page-break/><text:s text:c="2"/>[363,1] = <text:s/>3</text:p>
      <text:p text:style-name="Standard"><text:s text:c="2"/>[364,1] = <text:s/>1</text:p>
      <text:p text:style-name="Standard"><text:s text:c="2"/>[365,1] = <text:s/>2</text:p>
      <text:p text:style-name="Standard"><text:s text:c="2"/>[366,1] = <text:s/>3</text:p>
      <text:p text:style-name="Standard"><text:s text:c="2"/>[367,1] = <text:s/>1</text:p>
      <text:p text:style-name="Standard"><text:s text:c="2"/>[368,1] = <text:s/>2</text:p>
      <text:p text:style-name="Standard"><text:s text:c="2"/>[369,1] = <text:s/>2</text:p>
      <text:p text:style-name="Standard"><text:s text:c="2"/>[370,1] = <text:s/>1</text:p>
      <text:p text:style-name="Standard"><text:s text:c="2"/>[371,1] = <text:s/>2</text:p>
      <text:p text:style-name="Standard"><text:s text:c="2"/>[372,1] = <text:s/>3</text:p>
      <text:p text:style-name="Standard"><text:s text:c="2"/>[373,1] = <text:s/>1</text:p>
      <text:p text:style-name="Standard"><text:s text:c="2"/>[374,1] = <text:s/>2</text:p>
      <text:p text:style-name="Standard"><text:s text:c="2"/>[375,1] = <text:s/>3</text:p>
      <text:p text:style-name="Standard"><text:s text:c="2"/>[376,1] = <text:s/>1</text:p>
      <text:p text:style-name="Standard"><text:s text:c="2"/>[377,1] = <text:s/>2</text:p>
      <text:p text:style-name="Standard"><text:s text:c="2"/>[378,1] = <text:s/>2</text:p>
      <text:p text:style-name="Standard"><text:s text:c="2"/>[379,1] = <text:s/>1</text:p>
      <text:p text:style-name="Standard"><text:s text:c="2"/>[380,1] = <text:s/>2</text:p>
      <text:p text:style-name="Standard"><text:s text:c="2"/>[381,1] = <text:s/>2</text:p>
      <text:p text:style-name="Standard"><text:s text:c="2"/>[382,1] = <text:s/>1</text:p>
      <text:p text:style-name="Standard"><text:s text:c="2"/>[383,1] = <text:s/>2</text:p>
      <text:p text:style-name="Standard"><text:s text:c="2"/>[384,1] = <text:s/>2</text:p>
      <text:p text:style-name="Standard"><text:s text:c="2"/>[385,1] = <text:s/>1</text:p>
      <text:p text:style-name="Standard"><text:s text:c="2"/>[386,1] = <text:s/>2</text:p>
      <text:p text:style-name="Standard"><text:s text:c="2"/>[387,1] = <text:s/>3</text:p>
      <text:p text:style-name="Standard"><text:s text:c="2"/>[388,1] = <text:s/>1</text:p>
      <text:p text:style-name="Standard"><text:s text:c="2"/>[389,1] = <text:s/>2</text:p>
      <text:p text:style-name="Standard"><text:s text:c="2"/>[390,1] = <text:s/>3</text:p>
      <text:p text:style-name="Standard"><text:s text:c="2"/>[391,1] = <text:s/>1</text:p>
      <text:p text:style-name="Standard"><text:s text:c="2"/>[392,1] = <text:s/>2</text:p>
      <text:p text:style-name="Standard"><text:s text:c="2"/>[393,1] = <text:s/>3</text:p>
      <text:p text:style-name="Standard"><text:s text:c="2"/>[394,1] = <text:s/>1</text:p>
      <text:p text:style-name="Standard"><text:s text:c="2"/>[395,1] = <text:s/>2</text:p>
      <text:p text:style-name="Standard"><text:s text:c="2"/>[396,1] = <text:s/>3</text:p>
      <text:p text:style-name="Standard"><text:s text:c="2"/>[397,1] = <text:s/>1</text:p>
      <text:p text:style-name="Standard"><text:s text:c="2"/>[398,1] = <text:s/>2</text:p>
      <text:p text:style-name="Standard"><text:s text:c="2"/>[399,1] = <text:s/>3</text:p>
      <text:p text:style-name="Standard"><text:s text:c="2"/>[400,1] = <text:s/>1</text:p>
      <text:p text:style-name="Standard"><text:s text:c="2"/>[401,1] = <text:s/>2</text:p>
      <text:p text:style-name="Standard"><text:s text:c="2"/>[402,1] = <text:s/>3</text:p>
      <text:p text:style-name="Standard"><text:s text:c="2"/>[403,1] = <text:s/>1</text:p>
      <text:p text:style-name="Standard"><text:s text:c="2"/>[404,1] = <text:s/>2</text:p>
      <text:p text:style-name="Standard"><text:s text:c="2"/>[405,1] = <text:s/>3</text:p>
      <text:p text:style-name="Standard"><text:s text:c="2"/>[406,1] = <text:s/>1</text:p>
      <text:p text:style-name="Standard"><text:s text:c="2"/>[407,1] = <text:s/>2</text:p>
      <text:p text:style-name="Standard"><text:s text:c="2"/>[408,1] = <text:s/>3</text:p>
      <text:p text:style-name="Standard"><text:s text:c="2"/>[409,1] = <text:s/>1</text:p>
      <text:p text:style-name="Standard"><text:s text:c="2"/>[410,1] = <text:s/>2</text:p>
      <text:p text:style-name="Standard"><text:s text:c="2"/>[411,1] = <text:s/>2</text:p>
      <text:p text:style-name="Standard"><text:s text:c="2"/>[412,1] = <text:s/>1</text:p>
      <text:p text:style-name="Standard"><text:s text:c="2"/>[413,1] = <text:s/>2</text:p>
      <text:p text:style-name="Standard"><text:s text:c="2"/>[414,1] = <text:s/>2</text:p>
      <text:p text:style-name="Standard"><text:soft-page-break/><text:s text:c="2"/>[415,1] = <text:s/>1</text:p>
      <text:p text:style-name="Standard"><text:s text:c="2"/>[416,1] = <text:s/>2</text:p>
      <text:p text:style-name="Standard"><text:s text:c="2"/>[417,1] = <text:s/>3</text:p>
      <text:p text:style-name="Standard"><text:s text:c="2"/>[418,1] = <text:s/>1</text:p>
      <text:p text:style-name="Standard"><text:s text:c="2"/>[419,1] = <text:s/>2</text:p>
      <text:p text:style-name="Standard"><text:s text:c="2"/>[420,1] = <text:s/>3</text:p>
      <text:p text:style-name="Standard"><text:s text:c="2"/>[421,1] = <text:s/>1</text:p>
      <text:p text:style-name="Standard"><text:s text:c="2"/>[422,1] = <text:s/>2</text:p>
      <text:p text:style-name="Standard"><text:s text:c="2"/>[423,1] = <text:s/>3</text:p>
      <text:p text:style-name="Standard"><text:s text:c="2"/>[424,1] = <text:s/>1</text:p>
      <text:p text:style-name="Standard"><text:s text:c="2"/>[425,1] = <text:s/>2</text:p>
      <text:p text:style-name="Standard"><text:s text:c="2"/>[426,1] = <text:s/>3</text:p>
      <text:p text:style-name="Standard"><text:s text:c="2"/>[427,1] = <text:s/>1</text:p>
      <text:p text:style-name="Standard"><text:s text:c="2"/>[428,1] = <text:s/>2</text:p>
      <text:p text:style-name="Standard"><text:s text:c="2"/>[429,1] = <text:s/>3</text:p>
      <text:p text:style-name="Standard"><text:s text:c="2"/>[430,1] = <text:s/>1</text:p>
      <text:p text:style-name="Standard"><text:s text:c="2"/>[431,1] = <text:s/>2</text:p>
      <text:p text:style-name="Standard"><text:s text:c="2"/>[432,1] = <text:s/>3</text:p>
      <text:p text:style-name="Standard"><text:s text:c="2"/>[433,1] = <text:s/>1</text:p>
      <text:p text:style-name="Standard"><text:s text:c="2"/>[434,1] = <text:s/>2</text:p>
      <text:p text:style-name="Standard"><text:s text:c="2"/>[435,1] = <text:s/>3</text:p>
      <text:p text:style-name="Standard"><text:s text:c="2"/>[436,1] = <text:s/>1</text:p>
      <text:p text:style-name="Standard"><text:s text:c="2"/>[437,1] = <text:s/>2</text:p>
      <text:p text:style-name="Standard"><text:s text:c="2"/>[438,1] = <text:s/>2</text:p>
      <text:p text:style-name="Standard"><text:s text:c="2"/>[439,1] = <text:s/>1</text:p>
      <text:p text:style-name="Standard"><text:s text:c="2"/>[440,1] = <text:s/>2</text:p>
      <text:p text:style-name="Standard"><text:s text:c="2"/>[441,1] = <text:s/>3</text:p>
      <text:p text:style-name="Standard"><text:s text:c="2"/>[442,1] = <text:s/>1</text:p>
      <text:p text:style-name="Standard"><text:s text:c="2"/>[443,1] = <text:s/>2</text:p>
      <text:p text:style-name="Standard"><text:s text:c="2"/>[444,1] = <text:s/>2</text:p>
      <text:p text:style-name="Standard"><text:s text:c="2"/>[445,1] = <text:s/>1</text:p>
      <text:p text:style-name="Standard"><text:s text:c="2"/>[446,1] = <text:s/>2</text:p>
      <text:p text:style-name="Standard"><text:s text:c="2"/>[447,1] = <text:s/>3</text:p>
      <text:p text:style-name="Standard"><text:s text:c="2"/>[448,1] = <text:s/>1</text:p>
      <text:p text:style-name="Standard"><text:s text:c="2"/>[449,1] = <text:s/>2</text:p>
      <text:p text:style-name="Standard"><text:s text:c="2"/>[450,1] = <text:s/>3</text:p>
      <text:p text:style-name="Standard"><text:s text:c="2"/>[451,1] = <text:s/>1</text:p>
      <text:p text:style-name="Standard"><text:s text:c="2"/>[452,1] = <text:s/>2</text:p>
      <text:p text:style-name="Standard"><text:s text:c="2"/>[453,1] = <text:s/>2</text:p>
      <text:p text:style-name="Standard"><text:s text:c="2"/>[454,1] = <text:s/>1</text:p>
      <text:p text:style-name="Standard"><text:s text:c="2"/>[455,1] = <text:s/>2</text:p>
      <text:p text:style-name="Standard"><text:s text:c="2"/>[456,1] = <text:s/>3</text:p>
      <text:p text:style-name="Standard"><text:s text:c="2"/>[457,1] = <text:s/>1</text:p>
      <text:p text:style-name="Standard"><text:s text:c="2"/>[458,1] = <text:s/>2</text:p>
      <text:p text:style-name="Standard"><text:s text:c="2"/>[459,1] = <text:s/>3</text:p>
      <text:p text:style-name="Standard"><text:s text:c="2"/>[460,1] = <text:s/>1</text:p>
      <text:p text:style-name="Standard"><text:s text:c="2"/>[461,1] = <text:s/>2</text:p>
      <text:p text:style-name="Standard"><text:s text:c="2"/>[462,1] = <text:s/>3</text:p>
      <text:p text:style-name="Standard"><text:s text:c="2"/>[463,1] = <text:s/>1</text:p>
      <text:p text:style-name="Standard"><text:s text:c="2"/>[464,1] = <text:s/>2</text:p>
      <text:p text:style-name="Standard"><text:s text:c="2"/>[465,1] = <text:s/>3</text:p>
      <text:p text:style-name="Standard"><text:s text:c="2"/>[466,1] = <text:s/>1</text:p>
      <text:p text:style-name="Standard"><text:soft-page-break/><text:s text:c="2"/>[467,1] = <text:s/>2</text:p>
      <text:p text:style-name="Standard"><text:s text:c="2"/>[468,1] = <text:s/>3</text:p>
      <text:p text:style-name="Standard"><text:s text:c="2"/>[469,1] = <text:s/>1</text:p>
      <text:p text:style-name="Standard"><text:s text:c="2"/>[470,1] = <text:s/>2</text:p>
      <text:p text:style-name="Standard"><text:s text:c="2"/>[471,1] = <text:s/>3</text:p>
      <text:p text:style-name="Standard"><text:s text:c="2"/>[472,1] = <text:s/>1</text:p>
      <text:p text:style-name="Standard"><text:s text:c="2"/>[473,1] = <text:s/>2</text:p>
      <text:p text:style-name="Standard"><text:s text:c="2"/>[474,1] = <text:s/>3</text:p>
      <text:p text:style-name="Standard"><text:s text:c="2"/>[475,1] = <text:s/>1</text:p>
      <text:p text:style-name="Standard"><text:s text:c="2"/>[476,1] = <text:s/>2</text:p>
      <text:p text:style-name="Standard"><text:s text:c="2"/>[477,1] = <text:s/>3</text:p>
      <text:p text:style-name="Standard"><text:s text:c="2"/>[478,1] = <text:s/>1</text:p>
      <text:p text:style-name="Standard"><text:s text:c="2"/>[479,1] = <text:s/>2</text:p>
      <text:p text:style-name="Standard"><text:s text:c="2"/>[480,1] = <text:s/>2</text:p>
      <text:p text:style-name="Standard"><text:s text:c="2"/>[481,1] = <text:s/>1</text:p>
      <text:p text:style-name="Standard"><text:s text:c="2"/>[482,1] = <text:s/>2</text:p>
      <text:p text:style-name="Standard"><text:s text:c="2"/>[483,1] = <text:s/>2</text:p>
      <text:p text:style-name="Standard"><text:s text:c="2"/>[484,1] = <text:s/>1</text:p>
      <text:p text:style-name="Standard"><text:s text:c="2"/>[485,1] = <text:s/>2</text:p>
      <text:p text:style-name="Standard"><text:s text:c="2"/>[486,1] = <text:s/>3</text:p>
      <text:p text:style-name="Standard"><text:s text:c="2"/>[487,1] = <text:s/>1</text:p>
      <text:p text:style-name="Standard"><text:s text:c="2"/>[488,1] = <text:s/>2</text:p>
      <text:p text:style-name="Standard"><text:s text:c="2"/>[489,1] = <text:s/>2</text:p>
      <text:p text:style-name="Standard"><text:s text:c="2"/>[490,1] = <text:s/>1</text:p>
      <text:p text:style-name="Standard"><text:s text:c="2"/>[491,1] = <text:s/>2</text:p>
      <text:p text:style-name="Standard"><text:s text:c="2"/>[492,1] = <text:s/>3</text:p>
      <text:p text:style-name="Standard"><text:s text:c="2"/>[493,1] = <text:s/>1</text:p>
      <text:p text:style-name="Standard"><text:s text:c="2"/>[494,1] = <text:s/>2</text:p>
      <text:p text:style-name="Standard"><text:s text:c="2"/>[495,1] = <text:s/>2</text:p>
      <text:p text:style-name="Standard"><text:s text:c="2"/>[496,1] = <text:s/>1</text:p>
      <text:p text:style-name="Standard"><text:s text:c="2"/>[497,1] = <text:s/>2</text:p>
      <text:p text:style-name="Standard"><text:s text:c="2"/>[498,1] = <text:s/>3</text:p>
      <text:p text:style-name="Standard"><text:s text:c="2"/>[499,1] = <text:s/>1</text:p>
      <text:p text:style-name="Standard"><text:s text:c="2"/>[500,1] = <text:s/>2</text:p>
      <text:p text:style-name="Standard"><text:s text:c="2"/>[501,1] = <text:s/>3</text:p>
      <text:p text:style-name="Standard"><text:s text:c="2"/>[502,1] = <text:s/>1</text:p>
      <text:p text:style-name="Standard"><text:s text:c="2"/>[503,1] = <text:s/>2</text:p>
      <text:p text:style-name="Standard"><text:s text:c="2"/>[504,1] = <text:s/>3</text:p>
      <text:p text:style-name="Standard"><text:s text:c="2"/>[505,1] = <text:s/>1</text:p>
      <text:p text:style-name="Standard"><text:s text:c="2"/>[506,1] = <text:s/>2</text:p>
      <text:p text:style-name="Standard"><text:s text:c="2"/>[507,1] = <text:s/>2</text:p>
      <text:p text:style-name="Standard"><text:s text:c="2"/>[508,1] = <text:s/>1</text:p>
      <text:p text:style-name="Standard"><text:s text:c="2"/>[509,1] = <text:s/>2</text:p>
      <text:p text:style-name="Standard"><text:s text:c="2"/>[510,1] = <text:s/>2</text:p>
      <text:p text:style-name="Standard"><text:s text:c="2"/>[511,1] = <text:s/>1</text:p>
      <text:p text:style-name="Standard"><text:s text:c="2"/>[512,1] = <text:s/>2</text:p>
      <text:p text:style-name="Standard"><text:s text:c="2"/>[513,1] = <text:s/>3</text:p>
      <text:p text:style-name="Standard"><text:s text:c="2"/>[514,1] = <text:s/>1</text:p>
      <text:p text:style-name="Standard"><text:s text:c="2"/>[515,1] = <text:s/>2</text:p>
      <text:p text:style-name="Standard"><text:s text:c="2"/>[516,1] = <text:s/>3</text:p>
      <text:p text:style-name="Standard"><text:s text:c="2"/>[517,1] = <text:s/>1</text:p>
      <text:p text:style-name="Standard"><text:s text:c="2"/>[518,1] = <text:s/>2</text:p>
      <text:p text:style-name="Standard"><text:soft-page-break/><text:s text:c="2"/>[519,1] = <text:s/>3</text:p>
      <text:p text:style-name="Standard"><text:s text:c="2"/>[520,1] = <text:s/>1</text:p>
      <text:p text:style-name="Standard"><text:s text:c="2"/>[521,1] = <text:s/>2</text:p>
      <text:p text:style-name="Standard"><text:s text:c="2"/>[522,1] = <text:s/>3</text:p>
      <text:p text:style-name="Standard"><text:s text:c="2"/>[523,1] = <text:s/>1</text:p>
      <text:p text:style-name="Standard"><text:s text:c="2"/>[524,1] = <text:s/>2</text:p>
      <text:p text:style-name="Standard"><text:s text:c="2"/>[525,1] = <text:s/>3</text:p>
      <text:p text:style-name="Standard"><text:s text:c="2"/>[526,1] = <text:s/>1</text:p>
      <text:p text:style-name="Standard"><text:s text:c="2"/>[527,1] = <text:s/>2</text:p>
      <text:p text:style-name="Standard"><text:s text:c="2"/>[528,1] = <text:s/>3</text:p>
      <text:p text:style-name="Standard"><text:s text:c="2"/>[529,1] = <text:s/>1</text:p>
      <text:p text:style-name="Standard"><text:s text:c="2"/>[530,1] = <text:s/>2</text:p>
      <text:p text:style-name="Standard"><text:s text:c="2"/>[531,1] = <text:s/>2</text:p>
      <text:p text:style-name="Standard"><text:s text:c="2"/>[532,1] = <text:s/>1</text:p>
      <text:p text:style-name="Standard"><text:s text:c="2"/>[533,1] = <text:s/>2</text:p>
      <text:p text:style-name="Standard"><text:s text:c="2"/>[534,1] = <text:s/>3</text:p>
      <text:p text:style-name="Standard"><text:s text:c="2"/>[535,1] = <text:s/>1</text:p>
      <text:p text:style-name="Standard"><text:s text:c="2"/>[536,1] = <text:s/>2</text:p>
      <text:p text:style-name="Standard"><text:s text:c="2"/>[537,1] = <text:s/>2</text:p>
      <text:p text:style-name="Standard"><text:s text:c="2"/>[538,1] = <text:s/>1</text:p>
      <text:p text:style-name="Standard"><text:s text:c="2"/>[539,1] = <text:s/>2</text:p>
      <text:p text:style-name="Standard"><text:s text:c="2"/>[540,1] = <text:s/>3</text:p>
      <text:p text:style-name="Standard"><text:s text:c="2"/>[541,1] = <text:s/>1</text:p>
      <text:p text:style-name="Standard"><text:s text:c="2"/>[542,1] = <text:s/>2</text:p>
      <text:p text:style-name="Standard"><text:s text:c="2"/>[543,1] = <text:s/>3</text:p>
      <text:p text:style-name="Standard"><text:s text:c="2"/>[544,1] = <text:s/>1</text:p>
      <text:p text:style-name="Standard"><text:s text:c="2"/>[545,1] = <text:s/>2</text:p>
      <text:p text:style-name="Standard"><text:s text:c="2"/>[546,1] = <text:s/>3</text:p>
      <text:p text:style-name="Standard"><text:s text:c="2"/>[547,1] = <text:s/>1</text:p>
      <text:p text:style-name="Standard"><text:s text:c="2"/>[548,1] = <text:s/>2</text:p>
      <text:p text:style-name="Standard"><text:s text:c="2"/>[549,1] = <text:s/>3</text:p>
      <text:p text:style-name="Standard"><text:s text:c="2"/>[550,1] = <text:s/>1</text:p>
      <text:p text:style-name="Standard"><text:s text:c="2"/>[551,1] = <text:s/>2</text:p>
      <text:p text:style-name="Standard"><text:s text:c="2"/>[552,1] = <text:s/>2</text:p>
      <text:p text:style-name="Standard"><text:s text:c="2"/>[553,1] = <text:s/>1</text:p>
      <text:p text:style-name="Standard"><text:s text:c="2"/>[554,1] = <text:s/>2</text:p>
      <text:p text:style-name="Standard"><text:s text:c="2"/>[555,1] = <text:s/>2</text:p>
      <text:p text:style-name="Standard"><text:s text:c="2"/>[556,1] = <text:s/>1</text:p>
      <text:p text:style-name="Standard"><text:s text:c="2"/>[557,1] = <text:s/>2</text:p>
      <text:p text:style-name="Standard"><text:s text:c="2"/>[558,1] = <text:s/>2</text:p>
      <text:p text:style-name="Standard"><text:s text:c="2"/>[559,1] = <text:s/>1</text:p>
      <text:p text:style-name="Standard"><text:s text:c="2"/>[560,1] = <text:s/>2</text:p>
      <text:p text:style-name="Standard"><text:s text:c="2"/>[561,1] = <text:s/>3</text:p>
      <text:p text:style-name="Standard"><text:s text:c="2"/>[562,1] = <text:s/>1</text:p>
      <text:p text:style-name="Standard"><text:s text:c="2"/>[563,1] = <text:s/>2</text:p>
      <text:p text:style-name="Standard"><text:s text:c="2"/>[564,1] = <text:s/>3</text:p>
      <text:p text:style-name="Standard"><text:s text:c="2"/>[565,1] = <text:s/>1</text:p>
      <text:p text:style-name="Standard"><text:s text:c="2"/>[566,1] = <text:s/>2</text:p>
      <text:p text:style-name="Standard"><text:s text:c="2"/>[567,1] = <text:s/>3</text:p>
      <text:p text:style-name="Standard"><text:s text:c="2"/>[568,1] = <text:s/>1</text:p>
      <text:p text:style-name="Standard"><text:s text:c="2"/>[569,1] = <text:s/>2</text:p>
      <text:p text:style-name="Standard"><text:s text:c="2"/>[570,1] =</text:p>
      <text:p text:style-name="Standard"><text:soft-page-break/></text:p>
      <text:p text:style-name="Standard"><text:s text:c="5"/>2 <text:s text:c="2"/>3</text:p>
      <text:p text:style-name="Standard"/>
      <text:p text:style-name="Standard"><text:s text:c="2"/>[571,1] = <text:s/>1</text:p>
      <text:p text:style-name="Standard"><text:s text:c="2"/>[572,1] = <text:s/>2</text:p>
      <text:p text:style-name="Standard"><text:s text:c="2"/>[573,1] = <text:s/>3</text:p>
      <text:p text:style-name="Standard"><text:s text:c="2"/>[574,1] = <text:s/>1</text:p>
      <text:p text:style-name="Standard"><text:s text:c="2"/>[575,1] = <text:s/>2</text:p>
      <text:p text:style-name="Standard"><text:s text:c="2"/>[576,1] = <text:s/>3</text:p>
      <text:p text:style-name="Standard"><text:s text:c="2"/>[577,1] = <text:s/>1</text:p>
      <text:p text:style-name="Standard"><text:s text:c="2"/>[578,1] = <text:s/>2</text:p>
      <text:p text:style-name="Standard"><text:s text:c="2"/>[579,1] = <text:s/>3</text:p>
      <text:p text:style-name="Standard"><text:s text:c="2"/>[580,1] = <text:s/>1</text:p>
      <text:p text:style-name="Standard"><text:s text:c="2"/>[581,1] = <text:s/>2</text:p>
      <text:p text:style-name="Standard"><text:s text:c="2"/>[582,1] = <text:s/>3</text:p>
      <text:p text:style-name="Standard"><text:s text:c="2"/>[583,1] = <text:s/>1</text:p>
      <text:p text:style-name="Standard"><text:s text:c="2"/>[584,1] = <text:s/>2</text:p>
      <text:p text:style-name="Standard"><text:s text:c="2"/>[585,1] = <text:s/>3</text:p>
      <text:p text:style-name="Standard"><text:s text:c="2"/>[586,1] = <text:s/>1</text:p>
      <text:p text:style-name="Standard"><text:s text:c="2"/>[587,1] = <text:s/>2</text:p>
      <text:p text:style-name="Standard"><text:s text:c="2"/>[588,1] = <text:s/>2</text:p>
      <text:p text:style-name="Standard"><text:s text:c="2"/>[589,1] = <text:s/>1</text:p>
      <text:p text:style-name="Standard"><text:s text:c="2"/>[590,1] = <text:s/>2</text:p>
      <text:p text:style-name="Standard"><text:s text:c="2"/>[591,1] = <text:s/>3</text:p>
      <text:p text:style-name="Standard"><text:s text:c="2"/>[592,1] = <text:s/>1</text:p>
      <text:p text:style-name="Standard"><text:s text:c="2"/>[593,1] = <text:s/>2</text:p>
      <text:p text:style-name="Standard"><text:s text:c="2"/>[594,1] = <text:s/>2</text:p>
      <text:p text:style-name="Standard"><text:s text:c="2"/>[595,1] = <text:s/>1</text:p>
      <text:p text:style-name="Standard"><text:s text:c="2"/>[596,1] = <text:s/>2</text:p>
      <text:p text:style-name="Standard"><text:s text:c="2"/>[597,1] = <text:s/>3</text:p>
      <text:p text:style-name="Standard"><text:s text:c="2"/>[598,1] = <text:s/>1</text:p>
      <text:p text:style-name="Standard"><text:s text:c="2"/>[599,1] = <text:s/>2</text:p>
      <text:p text:style-name="Standard"><text:s text:c="2"/>[600,1] = <text:s/>3</text:p>
      <text:p text:style-name="Standard"><text:s text:c="2"/>[601,1] = <text:s/>1</text:p>
      <text:p text:style-name="Standard"><text:s text:c="2"/>[602,1] = <text:s/>2</text:p>
      <text:p text:style-name="Standard"><text:s text:c="2"/>[603,1] = <text:s/>3</text:p>
      <text:p text:style-name="Standard"><text:s text:c="2"/>[604,1] = <text:s/>1</text:p>
      <text:p text:style-name="Standard"><text:s text:c="2"/>[605,1] = <text:s/>2</text:p>
      <text:p text:style-name="Standard"><text:s text:c="2"/>[606,1] = <text:s/>2</text:p>
      <text:p text:style-name="Standard"><text:s text:c="2"/>[607,1] = <text:s/>1</text:p>
      <text:p text:style-name="Standard"><text:s text:c="2"/>[608,1] = <text:s/>2</text:p>
      <text:p text:style-name="Standard"><text:s text:c="2"/>[609,1] = <text:s/>3</text:p>
      <text:p text:style-name="Standard"><text:s text:c="2"/>[610,1] = <text:s/>1</text:p>
      <text:p text:style-name="Standard"><text:s text:c="2"/>[611,1] = <text:s/>2</text:p>
      <text:p text:style-name="Standard"><text:s text:c="2"/>[612,1] = <text:s/>2</text:p>
      <text:p text:style-name="Standard"><text:s text:c="2"/>[613,1] = <text:s/>1</text:p>
      <text:p text:style-name="Standard"><text:s text:c="2"/>[614,1] = <text:s/>2</text:p>
      <text:p text:style-name="Standard"><text:s text:c="2"/>[615,1] = <text:s/>2</text:p>
      <text:p text:style-name="Standard"><text:s text:c="2"/>[616,1] = <text:s/>1</text:p>
      <text:p text:style-name="Standard"><text:s text:c="2"/>[617,1] = <text:s/>2</text:p>
      <text:p text:style-name="Standard"><text:s text:c="2"/>[618,1] = <text:s/>3</text:p>
      <text:p text:style-name="Standard"><text:s text:c="2"/>[619,1] = <text:s/>1</text:p>
      <text:p text:style-name="Standard"><text:soft-page-break/><text:s text:c="2"/>[620,1] = <text:s/>2</text:p>
      <text:p text:style-name="Standard"><text:s text:c="2"/>[621,1] = <text:s/>3</text:p>
      <text:p text:style-name="Standard"><text:s text:c="2"/>[622,1] = <text:s/>1</text:p>
      <text:p text:style-name="Standard"><text:s text:c="2"/>[623,1] = <text:s/>2</text:p>
      <text:p text:style-name="Standard"><text:s text:c="2"/>[624,1] = <text:s/>3</text:p>
      <text:p text:style-name="Standard"><text:s text:c="2"/>[625,1] = <text:s/>1</text:p>
      <text:p text:style-name="Standard"><text:s text:c="2"/>[626,1] = <text:s/>2</text:p>
      <text:p text:style-name="Standard"><text:s text:c="2"/>[627,1] = <text:s/>3</text:p>
      <text:p text:style-name="Standard"><text:s text:c="2"/>[628,1] = <text:s/>1</text:p>
      <text:p text:style-name="Standard"><text:s text:c="2"/>[629,1] = <text:s/>2</text:p>
      <text:p text:style-name="Standard"><text:s text:c="2"/>[630,1] = <text:s/>3</text:p>
      <text:p text:style-name="Standard"><text:s text:c="2"/>[631,1] = <text:s/>1</text:p>
      <text:p text:style-name="Standard"><text:s text:c="2"/>[632,1] = <text:s/>2</text:p>
      <text:p text:style-name="Standard"><text:s text:c="2"/>[633,1] = <text:s/>3</text:p>
      <text:p text:style-name="Standard"><text:s text:c="2"/>[634,1] = <text:s/>1</text:p>
      <text:p text:style-name="Standard"><text:s text:c="2"/>[635,1] = <text:s/>2</text:p>
      <text:p text:style-name="Standard"><text:s text:c="2"/>[636,1] = <text:s/>3</text:p>
      <text:p text:style-name="Standard"><text:s text:c="2"/>[637,1] = <text:s/>1</text:p>
      <text:p text:style-name="Standard"><text:s text:c="2"/>[638,1] = <text:s/>2</text:p>
      <text:p text:style-name="Standard"><text:s text:c="2"/>[639,1] = <text:s/>3</text:p>
      <text:p text:style-name="Standard"><text:s text:c="2"/>[640,1] = <text:s/>1</text:p>
      <text:p text:style-name="Standard"><text:s text:c="2"/>[641,1] = <text:s/>2</text:p>
      <text:p text:style-name="Standard"><text:s text:c="2"/>[642,1] = <text:s/>3</text:p>
      <text:p text:style-name="Standard"><text:s text:c="2"/>[643,1] = <text:s/>1</text:p>
      <text:p text:style-name="Standard"><text:s text:c="2"/>[644,1] = <text:s/>2</text:p>
      <text:p text:style-name="Standard"><text:s text:c="2"/>[645,1] =</text:p>
      <text:p text:style-name="Standard"/>
      <text:p text:style-name="Standard"><text:s text:c="5"/>2 <text:s text:c="2"/>3</text:p>
      <text:p text:style-name="Standard"/>
      <text:p text:style-name="Standard"><text:s text:c="2"/>[646,1] = <text:s/>1</text:p>
      <text:p text:style-name="Standard"><text:s text:c="2"/>[647,1] = <text:s/>2</text:p>
      <text:p text:style-name="Standard"><text:s text:c="2"/>[648,1] = <text:s/>3</text:p>
      <text:p text:style-name="Standard"><text:s text:c="2"/>[649,1] = <text:s/>1</text:p>
      <text:p text:style-name="Standard"><text:s text:c="2"/>[650,1] = <text:s/>2</text:p>
      <text:p text:style-name="Standard"><text:s text:c="2"/>[651,1] = <text:s/>3</text:p>
      <text:p text:style-name="Standard"><text:s text:c="2"/>[652,1] = <text:s/>1</text:p>
      <text:p text:style-name="Standard"><text:s text:c="2"/>[653,1] = <text:s/>2</text:p>
      <text:p text:style-name="Standard"><text:s text:c="2"/>[654,1] = <text:s/>3</text:p>
      <text:p text:style-name="Standard"><text:s text:c="2"/>[655,1] = <text:s/>1</text:p>
      <text:p text:style-name="Standard"><text:s text:c="2"/>[656,1] = <text:s/>2</text:p>
      <text:p text:style-name="Standard"><text:s text:c="2"/>[657,1] = <text:s/>2</text:p>
      <text:p text:style-name="Standard"><text:s text:c="2"/>[658,1] = <text:s/>1</text:p>
      <text:p text:style-name="Standard"><text:s text:c="2"/>[659,1] = <text:s/>2</text:p>
      <text:p text:style-name="Standard"><text:s text:c="2"/>[660,1] = <text:s/>2</text:p>
      <text:p text:style-name="Standard"><text:s text:c="2"/>[661,1] = <text:s/>1</text:p>
      <text:p text:style-name="Standard"><text:s text:c="2"/>[662,1] = <text:s/>2</text:p>
      <text:p text:style-name="Standard"><text:s text:c="2"/>[663,1] = <text:s/>3</text:p>
      <text:p text:style-name="Standard"><text:s text:c="2"/>[664,1] = <text:s/>1</text:p>
      <text:p text:style-name="Standard"><text:s text:c="2"/>[665,1] = <text:s/>2</text:p>
      <text:p text:style-name="Standard"><text:s text:c="2"/>[666,1] = <text:s/>2</text:p>
      <text:p text:style-name="Standard"><text:s text:c="2"/>[667,1] = <text:s/>1</text:p>
      <text:p text:style-name="Standard"><text:s text:c="2"/>[668,1] = <text:s/>2</text:p>
      <text:p text:style-name="Standard"><text:soft-page-break/><text:s text:c="2"/>[669,1] = <text:s/>3</text:p>
      <text:p text:style-name="Standard"><text:s text:c="2"/>[670,1] = <text:s/>1</text:p>
      <text:p text:style-name="Standard"><text:s text:c="2"/>[671,1] = <text:s/>2</text:p>
      <text:p text:style-name="Standard"><text:s text:c="2"/>[672,1] = <text:s/>3</text:p>
      <text:p text:style-name="Standard"><text:s text:c="2"/>[673,1] = <text:s/>1</text:p>
      <text:p text:style-name="Standard"><text:s text:c="2"/>[674,1] = <text:s/>2</text:p>
      <text:p text:style-name="Standard"><text:s text:c="2"/>[675,1] = <text:s/>3</text:p>
      <text:p text:style-name="Standard"><text:s text:c="2"/>[676,1] = <text:s/>1</text:p>
      <text:p text:style-name="Standard"><text:s text:c="2"/>[677,1] = <text:s/>2</text:p>
      <text:p text:style-name="Standard"><text:s text:c="2"/>[678,1] = <text:s/>2</text:p>
      <text:p text:style-name="Standard"><text:s text:c="2"/>[679,1] = <text:s/>1</text:p>
      <text:p text:style-name="Standard"><text:s text:c="2"/>[680,1] = <text:s/>2</text:p>
      <text:p text:style-name="Standard"><text:s text:c="2"/>[681,1] = <text:s/>2</text:p>
      <text:p text:style-name="Standard"><text:s text:c="2"/>[682,1] = <text:s/>1</text:p>
      <text:p text:style-name="Standard"><text:s text:c="2"/>[683,1] = <text:s/>2</text:p>
      <text:p text:style-name="Standard"><text:s text:c="2"/>[684,1] = <text:s/>3</text:p>
      <text:p text:style-name="Standard"><text:s text:c="2"/>[685,1] = <text:s/>1</text:p>
      <text:p text:style-name="Standard"><text:s text:c="2"/>[686,1] = <text:s/>2</text:p>
      <text:p text:style-name="Standard"><text:s text:c="2"/>[687,1] = <text:s/>3</text:p>
      <text:p text:style-name="Standard"><text:s text:c="2"/>[688,1] = <text:s/>1</text:p>
      <text:p text:style-name="Standard"><text:s text:c="2"/>[689,1] = <text:s/>2</text:p>
      <text:p text:style-name="Standard"><text:s text:c="2"/>[690,1] = <text:s/>2</text:p>
      <text:p text:style-name="Standard"><text:s text:c="2"/>[691,1] = <text:s/>1</text:p>
      <text:p text:style-name="Standard"><text:s text:c="2"/>[692,1] = <text:s/>2</text:p>
      <text:p text:style-name="Standard"><text:s text:c="2"/>[693,1] = <text:s/>2</text:p>
      <text:p text:style-name="Standard"><text:s text:c="2"/>[694,1] = <text:s/>1</text:p>
      <text:p text:style-name="Standard"><text:s text:c="2"/>[695,1] = <text:s/>2</text:p>
      <text:p text:style-name="Standard"><text:s text:c="2"/>[696,1] = <text:s/>3</text:p>
      <text:p text:style-name="Standard"><text:s text:c="2"/>[697,1] = <text:s/>1</text:p>
      <text:p text:style-name="Standard"><text:s text:c="2"/>[698,1] = <text:s/>2</text:p>
      <text:p text:style-name="Standard"><text:s text:c="2"/>[699,1] = <text:s/>3</text:p>
      <text:p text:style-name="Standard"><text:s text:c="2"/>[700,1] = <text:s/>1</text:p>
      <text:p text:style-name="Standard"><text:s text:c="2"/>[701,1] = <text:s/>2</text:p>
      <text:p text:style-name="Standard"><text:s text:c="2"/>[702,1] = <text:s/>2</text:p>
      <text:p text:style-name="Standard"><text:s text:c="2"/>[703,1] = <text:s/>1</text:p>
      <text:p text:style-name="Standard"><text:s text:c="2"/>[704,1] = <text:s/>2</text:p>
      <text:p text:style-name="Standard"><text:s text:c="2"/>[705,1] = <text:s/>3</text:p>
      <text:p text:style-name="Standard"><text:s text:c="2"/>[706,1] = <text:s/>1</text:p>
      <text:p text:style-name="Standard"><text:s text:c="2"/>[707,1] = <text:s/>2</text:p>
      <text:p text:style-name="Standard"><text:s text:c="2"/>[708,1] = <text:s/>3</text:p>
      <text:p text:style-name="Standard"><text:s text:c="2"/>[709,1] = <text:s/>1</text:p>
      <text:p text:style-name="Standard"><text:s text:c="2"/>[710,1] = <text:s/>2</text:p>
      <text:p text:style-name="Standard"><text:s text:c="2"/>[711,1] = <text:s/>3</text:p>
      <text:p text:style-name="Standard"><text:s text:c="2"/>[712,1] = <text:s/>1</text:p>
      <text:p text:style-name="Standard"><text:s text:c="2"/>[713,1] = <text:s/>2</text:p>
      <text:p text:style-name="Standard"><text:s text:c="2"/>[714,1] = <text:s/>2</text:p>
      <text:p text:style-name="Standard"><text:s text:c="2"/>[715,1] = <text:s/>1</text:p>
      <text:p text:style-name="Standard"><text:s text:c="2"/>[716,1] = <text:s/>2</text:p>
      <text:p text:style-name="Standard"><text:s text:c="2"/>[717,1] = <text:s/>3</text:p>
      <text:p text:style-name="Standard"><text:s text:c="2"/>[718,1] = <text:s/>1</text:p>
      <text:p text:style-name="Standard"><text:s text:c="2"/>[719,1] = <text:s/>2</text:p>
      <text:p text:style-name="Standard"><text:s text:c="2"/>[720,1] = <text:s/>2</text:p>
      <text:p text:style-name="Standard"><text:soft-page-break/><text:s text:c="2"/>[721,1] = <text:s/>1</text:p>
      <text:p text:style-name="Standard"><text:s text:c="2"/>[722,1] = <text:s/>2</text:p>
      <text:p text:style-name="Standard"><text:s text:c="2"/>[723,1] = <text:s/>2</text:p>
      <text:p text:style-name="Standard"><text:s text:c="2"/>[724,1] = <text:s/>1</text:p>
      <text:p text:style-name="Standard"><text:s text:c="2"/>[725,1] = <text:s/>2</text:p>
      <text:p text:style-name="Standard"><text:s text:c="2"/>[726,1] = <text:s/>3</text:p>
      <text:p text:style-name="Standard"><text:s text:c="2"/>[727,1] = <text:s/>1</text:p>
      <text:p text:style-name="Standard"><text:s text:c="2"/>[728,1] = <text:s/>2</text:p>
      <text:p text:style-name="Standard"><text:s text:c="2"/>[729,1] = <text:s/>3</text:p>
      <text:p text:style-name="Standard"><text:s text:c="2"/>[730,1] = <text:s/>1</text:p>
      <text:p text:style-name="Standard"><text:s text:c="2"/>[731,1] = <text:s/>2</text:p>
      <text:p text:style-name="Standard"><text:s text:c="2"/>[732,1] = <text:s/>3</text:p>
      <text:p text:style-name="Standard"><text:s text:c="2"/>[733,1] = <text:s/>1</text:p>
      <text:p text:style-name="Standard"><text:s text:c="2"/>[734,1] = <text:s/>2</text:p>
      <text:p text:style-name="Standard"><text:s text:c="2"/>[735,1] = <text:s/>3</text:p>
      <text:p text:style-name="Standard"><text:s text:c="2"/>[736,1] = <text:s/>1</text:p>
      <text:p text:style-name="Standard"><text:s text:c="2"/>[737,1] = <text:s/>2</text:p>
      <text:p text:style-name="Standard"><text:s text:c="2"/>[738,1] = <text:s/>3</text:p>
      <text:p text:style-name="Standard"><text:s text:c="2"/>[739,1] = <text:s/>1</text:p>
      <text:p text:style-name="Standard"><text:s text:c="2"/>[740,1] = <text:s/>2</text:p>
      <text:p text:style-name="Standard"><text:s text:c="2"/>[741,1] = <text:s/>3</text:p>
      <text:p text:style-name="Standard"><text:s text:c="2"/>[742,1] = <text:s/>1</text:p>
      <text:p text:style-name="Standard"><text:s text:c="2"/>[743,1] = <text:s/>2</text:p>
      <text:p text:style-name="Standard"><text:s text:c="2"/>[744,1] = <text:s/>3</text:p>
      <text:p text:style-name="Standard"><text:s text:c="2"/>[745,1] = <text:s/>1</text:p>
      <text:p text:style-name="Standard"><text:s text:c="2"/>[746,1] = <text:s/>2</text:p>
      <text:p text:style-name="Standard"><text:s text:c="2"/>[747,1] = <text:s/>2</text:p>
      <text:p text:style-name="Standard"><text:s text:c="2"/>[748,1] = <text:s/>1</text:p>
      <text:p text:style-name="Standard"><text:s text:c="2"/>[749,1] = <text:s/>2</text:p>
      <text:p text:style-name="Standard"><text:s text:c="2"/>[750,1] = <text:s/>3</text:p>
      <text:p text:style-name="Standard">}</text:p>
      <text:p text:style-name="Standard"/>
      <text:p text:style-name="Standard"/>
      <text:p text:style-name="Standard"># Created by Octave 4.2.2, Wed Dec 02 11:11:35 2020 -03 &lt;root@patricia-P5K-SE&gt;</text:p>
      <text:p text:style-name="Standard"># name: SUBJECT</text:p>
      <text:p text:style-name="Standard"># type: sq_string</text:p>
      <text:p text:style-name="Standard"># elements: 1</text:p>
      <text:p text:style-name="Standard"># length: 3</text:p>
      <text:p text:style-name="Standard">007</text:p>
      <text:p text:style-name="Standard"/>
      <text:p text:style-name="Standard"/>
      <text:p text:style-name="Standard"># name: age</text:p>
      <text:p text:style-name="Standard"># type: sq_string</text:p>
      <text:p text:style-name="Standard"># elements: 1</text:p>
      <text:p text:style-name="Standard"># length: 2</text:p>
      <text:p text:style-name="Standard">30</text:p>
      <text:p text:style-name="Standard"/>
      <text:p text:style-name="Standard"/>
      <text:p text:style-name="Standard"># name: vet</text:p>
      <text:p text:style-name="Standard"># type: matrix</text:p>
      <text:p text:style-name="Standard"># rows: 1</text:p>
      <text:p text:style-name="Standard"># columns: 6</text:p>
      <text:p text:style-name="Standard"><text:soft-page-break/><text:s/>1 1 2 2 3 3</text:p>
      <text:p text:style-name="Standard"/>
      <text:p text:style-name="Standard"/>
      <text:p text:style-name="Standard"># name: rvet</text:p>
      <text:p text:style-name="Standard"># type: matrix</text:p>
      <text:p text:style-name="Standard"># rows: 1</text:p>
      <text:p text:style-name="Standard"># columns: 6</text:p>
      <text:p text:style-name="Standard"><text:s/>3 2 5 6 4 1</text:p>
      <text:p text:style-name="Standard"/>
      <text:p text:style-name="Standard"/>
      <text:p text:style-name="Standard"># name: response</text:p>
      <text:p text:style-name="Standard"># type: cell</text:p>
      <text:p text:style-name="Standard"># rows: 6</text:p>
      <text:p text:style-name="Standard"># columns: 1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/>
      <text:p text:style-name="Standard"/>
      <text:p text:style-name="Standard"/>
      <text:p text:style-name="Standard"># name: rt1</text:p>
      <text:p text:style-name="Standard"># type: matrix</text:p>
      <text:p text:style-name="Standard"># rows: 6</text:p>
      <text:p text:style-name="Standard"># columns: 1</text:p>
      <text:p text:style-name="Standard"><text:s/>0.4037950038909912</text:p>
      <text:p text:style-name="Standard"><text:soft-page-break/><text:s/>0.3780219554901123</text:p>
      <text:p text:style-name="Standard"><text:s/>0.2681581974029541</text:p>
      <text:p text:style-name="Standard"><text:s/>0.2771360874176025</text:p>
      <text:p text:style-name="Standard"><text:s/>0.4175381660461426</text:p>
      <text:p text:style-name="Standard"><text:s/>0.3385040760040283</text:p>
      <text:p text:style-name="Standard"/>
      <text:p text:style-name="Standard"/>
      <text:p text:style-name="Standard"># name: antecipatedresponse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  <text:p text:style-name="Standard"># name: avg</text:p>
      <text:p text:style-name="Standard"># type: scalar</text:p>
      <text:p text:style-name="Standard">0.3471922477086385</text:p>
      <text:p text:style-name="Standard"/>
      <text:p text:style-name="Standard"/>
      <text:p text:style-name="Standard"># name: seq</text:p>
      <text:p text:style-name="Standard"># type: matrix</text:p>
      <text:p text:style-name="Standard"># rows: 1</text:p>
      <text:p text:style-name="Standard"># columns: 750</text:p>
      <text:p text:style-name="Standard"><text:s/>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2 1 2 2 1 2 3 1 2 3 1 2 2 1 2 3 1 2 3 1 2 3 1 2 2 1 2 3 1 2 2 1 2 2 1 2 3 1 2 3 1 2 3 1 2 3 1 2 3 1 2 3 1 2 3 1 2 2 1 2 3</text:p>
      <text:p text:style-name="Standard"/>
      <text:p text:style-name="Standard"/>
      <text:p text:style-name="Standard"># name: responseTeste</text:p>
      <text:p text:style-name="Standard"># type: cell</text:p>
      <text:p text:style-name="Standard"># rows: 750</text:p>
      <text:p text:style-name="Standard"># columns: 1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2 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matrix</text:p>
      <text:p text:style-name="Standard"># rows: 1</text:p>
      <text:p text:style-name="Standard"># columns: 2</text:p>
      <text:p text:style-name="Standard"><text:s/>2 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><text:soft-page-break/></text:p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<text:soft-page-break/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><text:soft-page-break/></text:p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<text:soft-page-break/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<text:soft-page-break/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1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2</text:p>
      <text:p text:style-name="Standard"/>
      <text:p text:style-name="Standard"/>
      <text:p text:style-name="Standard"># name: &lt;cell-element&gt;</text:p>
      <text:p text:style-name="Standard"># type: scalar</text:p>
      <text:p text:style-name="Standard">3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# name: rt2</text:p>
      <text:p text:style-name="Standard"># type: matrix</text:p>
      <text:p text:style-name="Standard"># rows: 750</text:p>
      <text:p text:style-name="Standard"># columns: 1</text:p>
      <text:p text:style-name="Standard"><text:s/>0.3053231239318848</text:p>
      <text:p text:style-name="Standard"><text:s/>0.2997729778289795</text:p>
      <text:p text:style-name="Standard"><text:s/>0.3784279823303223</text:p>
      <text:p text:style-name="Standard"><text:s/>0.3330209255218506</text:p>
      <text:p text:style-name="Standard"><text:s/>0.2715010643005371</text:p>
      <text:p text:style-name="Standard"><text:s/>0.3107969760894775</text:p>
      <text:p text:style-name="Standard"><text:s/>0.3558690547943115</text:p>
      <text:p text:style-name="Standard"><text:s/>0.3617908954620361</text:p>
      <text:p text:style-name="Standard"><text:s/>0.4284820556640625</text:p>
      <text:p text:style-name="Standard"><text:s/>0.2771680355072021</text:p>
      <text:p text:style-name="Standard"><text:s/>0.238123893737793</text:p>
      <text:p text:style-name="Standard"><text:s/>0.1821079254150391</text:p>
      <text:p text:style-name="Standard"><text:s/>0.160149097442627</text:p>
      <text:p text:style-name="Standard"><text:s/>0.2601079940795898</text:p>
      <text:p text:style-name="Standard"><text:s/>0.2387099266052246</text:p>
      <text:p text:style-name="Standard"><text:s/>0.1873278617858887</text:p>
      <text:p text:style-name="Standard"><text:s/>0.1822190284729004</text:p>
      <text:p text:style-name="Standard"><text:s/>0.2828269004821777</text:p>
      <text:p text:style-name="Standard"><text:s/>0.2658088207244873</text:p>
      <text:p text:style-name="Standard"><text:s/>0.444828987121582</text:p>
      <text:p text:style-name="Standard"><text:s/>0.3899588584899902</text:p>
      <text:p text:style-name="Standard"><text:s/>0.3778510093688965</text:p>
      <text:p text:style-name="Standard"><text:s/>0.2714040279388428</text:p>
      <text:p text:style-name="Standard"><text:s/>0.2884440422058105</text:p>
      <text:p text:style-name="Standard"><text:s/>0.2564859390258789</text:p>
      <text:p text:style-name="Standard"><text:s/>0.2883620262145996</text:p>
      <text:p text:style-name="Standard"><text:s/>0.2549068927764893</text:p>
      <text:p text:style-name="Standard"><text:s/>0.2058911323547363</text:p>
      <text:p text:style-name="Standard"><text:s/>0.2607040405273438</text:p>
      <text:p text:style-name="Standard"><text:s/>0.2937431335449219</text:p>
      <text:p text:style-name="Standard"><text:s/>0.2728359699249268</text:p>
      <text:p text:style-name="Standard"><text:s/>0.2328519821166992</text:p>
      <text:p text:style-name="Standard"><text:s/>0.2213559150695801</text:p>
      <text:p text:style-name="Standard"><text:s/>0.2607681751251221</text:p>
      <text:p text:style-name="Standard"><text:s/>0.3106939792633057</text:p>
      <text:p text:style-name="Standard"><text:s/>0.289949893951416</text:p>
      <text:p text:style-name="Standard"><text:s/>0.2043747901916504</text:p>
      <text:p text:style-name="Standard"><text:s/>0.2159669399261475</text:p>
      <text:p text:style-name="Standard"><text:s/>0.2830209732055664</text:p>
      <text:p text:style-name="Standard"><text:s/>0.2270491123199463</text:p>
      <text:p text:style-name="Standard"><text:s/>0.38319993019104</text:p>
      <text:p text:style-name="Standard"><text:s/>0.4895839691162109</text:p>
      <text:p text:style-name="Standard"><text:s/>0.3451559543609619</text:p>
      <text:p text:style-name="Standard"><text:s/>0.221625804901123</text:p>
      <text:p text:style-name="Standard"><text:soft-page-break/><text:s/>0.2379031181335449</text:p>
      <text:p text:style-name="Standard"><text:s/>0.27134108543396</text:p>
      <text:p text:style-name="Standard"><text:s/>0.2656760215759277</text:p>
      <text:p text:style-name="Standard"><text:s/>0.2153232097625732</text:p>
      <text:p text:style-name="Standard"><text:s/>0.2211458683013916</text:p>
      <text:p text:style-name="Standard"><text:s/>0.1315851211547852</text:p>
      <text:p text:style-name="Standard"><text:s/>0.05321598052978516</text:p>
      <text:p text:style-name="Standard"><text:s/>0.4051470756530762</text:p>
      <text:p text:style-name="Standard"><text:s/>0.2263720035552979</text:p>
      <text:p text:style-name="Standard"><text:s/>0.4848048686981201</text:p>
      <text:p text:style-name="Standard"><text:s/>0.2715418338775635</text:p>
      <text:p text:style-name="Standard"><text:s/>0.3280668258666992</text:p>
      <text:p text:style-name="Standard"><text:s/>0.2713091373443604</text:p>
      <text:p text:style-name="Standard"><text:s/>0.244502067565918</text:p>
      <text:p text:style-name="Standard"><text:s/>0.2104551792144775</text:p>
      <text:p text:style-name="Standard"><text:s/>0.1374101638793945</text:p>
      <text:p text:style-name="Standard"><text:s/>0.3409180641174316</text:p>
      <text:p text:style-name="Standard"><text:s/>0.2344121932983398</text:p>
      <text:p text:style-name="Standard"><text:s/>0.2545790672302246</text:p>
      <text:p text:style-name="Standard"><text:s/>0.2543680667877197</text:p>
      <text:p text:style-name="Standard"><text:s/>0.1986680030822754</text:p>
      <text:p text:style-name="Standard"><text:s/>0.08715605735778809</text:p>
      <text:p text:style-name="Standard"><text:s/>0.2152378559112549</text:p>
      <text:p text:style-name="Standard"><text:s/>0.114689826965332</text:p>
      <text:p text:style-name="Standard"><text:s/>0.2894630432128906</text:p>
      <text:p text:style-name="Standard"><text:s/>0.09232401847839355</text:p>
      <text:p text:style-name="Standard"><text:s/>0.1604249477386475</text:p>
      <text:p text:style-name="Standard"><text:s/>0.216170072555542</text:p>
      <text:p text:style-name="Standard"><text:s/>0.2999069690704346</text:p>
      <text:p text:style-name="Standard"><text:s/>0.1986930370330811</text:p>
      <text:p text:style-name="Standard"><text:s/>0.2895269393920898</text:p>
      <text:p text:style-name="Standard"><text:s/>0.2660079002380371</text:p>
      <text:p text:style-name="Standard"><text:s/>0.2212870121002197</text:p>
      <text:p text:style-name="Standard"><text:s/>0.04761195182800293</text:p>
      <text:p text:style-name="Standard"><text:s/>0.2997620105743408</text:p>
      <text:p text:style-name="Standard"><text:s/>0.2380518913269043</text:p>
      <text:p text:style-name="Standard"><text:s/>0.2435019016265869</text:p>
      <text:p text:style-name="Standard"><text:s/>0.1944470405578613</text:p>
      <text:p text:style-name="Standard"><text:s/>0.2549171447753906</text:p>
      <text:p text:style-name="Standard"><text:s/>0.2506730556488037</text:p>
      <text:p text:style-name="Standard"><text:s/>0.2108519077301025</text:p>
      <text:p text:style-name="Standard"><text:s/>0.1432230472564697</text:p>
      <text:p text:style-name="Standard"><text:s/>0.1490261554718018</text:p>
      <text:p text:style-name="Standard"><text:s/>0.05357599258422852</text:p>
      <text:p text:style-name="Standard"><text:s/>5.428921937942505</text:p>
      <text:p text:style-name="Standard"><text:s/>1.251868963241577</text:p>
      <text:p text:style-name="Standard"><text:s/>0.4453599452972412</text:p>
      <text:p text:style-name="Standard"><text:s/>0.4784140586853027</text:p>
      <text:p text:style-name="Standard"><text:s/>0.278458833694458</text:p>
      <text:p text:style-name="Standard"><text:s/>0.4518818855285645</text:p>
      <text:p text:style-name="Standard"><text:s/>0.2775712013244629</text:p>
      <text:p text:style-name="Standard"><text:s/>0.204110860824585</text:p>
      <text:p text:style-name="Standard"><text:soft-page-break/><text:s/>0.1761391162872314</text:p>
      <text:p text:style-name="Standard"><text:s/>0.3552100658416748</text:p>
      <text:p text:style-name="Standard"><text:s/>0.2598741054534912</text:p>
      <text:p text:style-name="Standard"><text:s/>0.1706409454345703</text:p>
      <text:p text:style-name="Standard"><text:s/>0.1881129741668701</text:p>
      <text:p text:style-name="Standard"><text:s/>0.2325890064239502</text:p>
      <text:p text:style-name="Standard"><text:s/>0.1762731075286865</text:p>
      <text:p text:style-name="Standard"><text:s/>0.2043421268463135</text:p>
      <text:p text:style-name="Standard"><text:s/>0.2664930820465088</text:p>
      <text:p text:style-name="Standard"><text:s/>0.2101199626922607</text:p>
      <text:p text:style-name="Standard"><text:s/>0.2492239475250244</text:p>
      <text:p text:style-name="Standard"><text:s/>0.2605059146881104</text:p>
      <text:p text:style-name="Standard"><text:s/>0.2439289093017578</text:p>
      <text:p text:style-name="Standard"><text:s/>0.4121010303497314</text:p>
      <text:p text:style-name="Standard"><text:s/>0.2774767875671387</text:p>
      <text:p text:style-name="Standard"><text:s/>0.2732009887695312</text:p>
      <text:p text:style-name="Standard"><text:s/>0.293816089630127</text:p>
      <text:p text:style-name="Standard"><text:s/>0.4297139644622803</text:p>
      <text:p text:style-name="Standard"><text:s/>0.4505288600921631</text:p>
      <text:p text:style-name="Standard"><text:s/>0.2158911228179932</text:p>
      <text:p text:style-name="Standard"><text:s/>0.2435498237609863</text:p>
      <text:p text:style-name="Standard"><text:s/>0.1773619651794434</text:p>
      <text:p text:style-name="Standard"><text:s/>0.2716019153594971</text:p>
      <text:p text:style-name="Standard"><text:s/>0.2670111656188965</text:p>
      <text:p text:style-name="Standard"><text:s/>0.1706569194793701</text:p>
      <text:p text:style-name="Standard"><text:s/>0.2322878837585449</text:p>
      <text:p text:style-name="Standard"><text:s/>0.1761949062347412</text:p>
      <text:p text:style-name="Standard"><text:s/>0.1985340118408203</text:p>
      <text:p text:style-name="Standard"><text:s/>0.2766849994659424</text:p>
      <text:p text:style-name="Standard"><text:s/>0.3327798843383789</text:p>
      <text:p text:style-name="Standard"><text:s/>0.1374030113220215</text:p>
      <text:p text:style-name="Standard"><text:s/>0.008379936218261719</text:p>
      <text:p text:style-name="Standard"><text:s/>0.2657010555267334</text:p>
      <text:p text:style-name="Standard"><text:s/>0.05881786346435547</text:p>
      <text:p text:style-name="Standard"><text:s/>0.02646994590759277</text:p>
      <text:p text:style-name="Standard"><text:s/>2.47990894317627</text:p>
      <text:p text:style-name="Standard"><text:s/>0.3396091461181641</text:p>
      <text:p text:style-name="Standard"><text:s/>0.2993271350860596</text:p>
      <text:p text:style-name="Standard"><text:s/>0.2214391231536865</text:p>
      <text:p text:style-name="Standard"><text:s/>0.2265388965606689</text:p>
      <text:p text:style-name="Standard"><text:s/>0.2040379047393799</text:p>
      <text:p text:style-name="Standard"><text:s/>0.2374148368835449</text:p>
      <text:p text:style-name="Standard"><text:s/>0.1651749610900879</text:p>
      <text:p text:style-name="Standard"><text:s/>0.3606619834899902</text:p>
      <text:p text:style-name="Standard"><text:s/>0.2711310386657715</text:p>
      <text:p text:style-name="Standard"><text:s/>0.1313371658325195</text:p>
      <text:p text:style-name="Standard"><text:s/>0.115900993347168</text:p>
      <text:p text:style-name="Standard"><text:s/>0.1325681209564209</text:p>
      <text:p text:style-name="Standard"><text:s/>0.4417438507080078</text:p>
      <text:p text:style-name="Standard"><text:s/>0.1427040100097656</text:p>
      <text:p text:style-name="Standard"><text:s/>0.3010809421539307</text:p>
      <text:p text:style-name="Standard"><text:s/>0.2278409004211426</text:p>
      <text:p text:style-name="Standard"><text:soft-page-break/><text:s/>0.2104310989379883</text:p>
      <text:p text:style-name="Standard"><text:s/>0.06592988967895508</text:p>
      <text:p text:style-name="Standard"><text:s/>0.6012780666351318</text:p>
      <text:p text:style-name="Standard"><text:s/>0.2547628879547119</text:p>
      <text:p text:style-name="Standard"><text:s/>0.1989731788635254</text:p>
      <text:p text:style-name="Standard"><text:s/>0.1817460060119629</text:p>
      <text:p text:style-name="Standard"><text:s/>0.1089870929718018</text:p>
      <text:p text:style-name="Standard"><text:s/>0.2544121742248535</text:p>
      <text:p text:style-name="Standard"><text:s/>0.2066240310668945</text:p>
      <text:p text:style-name="Standard"><text:s/>0.2377920150756836</text:p>
      <text:p text:style-name="Standard"><text:s/>0.103550910949707</text:p>
      <text:p text:style-name="Standard"><text:s/>0.2331581115722656</text:p>
      <text:p text:style-name="Standard"><text:s/>0.1598289012908936</text:p>
      <text:p text:style-name="Standard"><text:s/>0.1040480136871338</text:p>
      <text:p text:style-name="Standard"><text:s/>0.1815779209136963</text:p>
      <text:p text:style-name="Standard"><text:s/>0.1546850204467773</text:p>
      <text:p text:style-name="Standard"><text:s/>0.1503198146820068</text:p>
      <text:p text:style-name="Standard"><text:s/>0.1654691696166992</text:p>
      <text:p text:style-name="Standard"><text:s/>0.166273832321167</text:p>
      <text:p text:style-name="Standard"><text:s/>0.08784604072570801</text:p>
      <text:p text:style-name="Standard"><text:s/>0.3047299385070801</text:p>
      <text:p text:style-name="Standard"><text:s/>0.1313571929931641</text:p>
      <text:p text:style-name="Standard"><text:s/>0.215735912322998</text:p>
      <text:p text:style-name="Standard"><text:s/>0.1540911197662354</text:p>
      <text:p text:style-name="Standard"><text:s/>0.09912490844726562</text:p>
      <text:p text:style-name="Standard"><text:s/>0.08092713356018066</text:p>
      <text:p text:style-name="Standard"><text:s/>0.2710158824920654</text:p>
      <text:p text:style-name="Standard"><text:s/>0.3103549480438232</text:p>
      <text:p text:style-name="Standard"><text:s/>0.2830049991607666</text:p>
      <text:p text:style-name="Standard"><text:s/>0.3159492015838623</text:p>
      <text:p text:style-name="Standard"><text:s/>0.2319831848144531</text:p>
      <text:p text:style-name="Standard"><text:s/>0.03225088119506836</text:p>
      <text:p text:style-name="Standard"><text:s/>0.2212331295013428</text:p>
      <text:p text:style-name="Standard"><text:s/>0.1262211799621582</text:p>
      <text:p text:style-name="Standard"><text:s/>4.363613843917847</text:p>
      <text:p text:style-name="Standard"><text:s/>0.3326280117034912</text:p>
      <text:p text:style-name="Standard"><text:s/>0.3665080070495605</text:p>
      <text:p text:style-name="Standard"><text:s/>0.176520824432373</text:p>
      <text:p text:style-name="Standard"><text:s/>0.2546310424804688</text:p>
      <text:p text:style-name="Standard"><text:s/>0.2827510833740234</text:p>
      <text:p text:style-name="Standard"><text:s/>0.2208330631256104</text:p>
      <text:p text:style-name="Standard"><text:s/>0.1932880878448486</text:p>
      <text:p text:style-name="Standard"><text:s/>0.1888799667358398</text:p>
      <text:p text:style-name="Standard"><text:s/>0.1424520015716553</text:p>
      <text:p text:style-name="Standard"><text:s/>0.2152771949768066</text:p>
      <text:p text:style-name="Standard"><text:s/>0.1820499897003174</text:p>
      <text:p text:style-name="Standard"><text:s/>0.08674407005310059</text:p>
      <text:p text:style-name="Standard"><text:s/>0.2206430435180664</text:p>
      <text:p text:style-name="Standard"><text:s/>0.04243612289428711</text:p>
      <text:p text:style-name="Standard"><text:s/>0.06980299949645996</text:p>
      <text:p text:style-name="Standard"><text:s/>0.1815972328186035</text:p>
      <text:p text:style-name="Standard"><text:s/>1.680295944213867</text:p>
      <text:p text:style-name="Standard"><text:soft-page-break/><text:s/>0.1099660396575928</text:p>
      <text:p text:style-name="Standard"><text:s/>0.2663040161132812</text:p>
      <text:p text:style-name="Standard"><text:s/>0.1927790641784668</text:p>
      <text:p text:style-name="Standard"><text:s/>0.3217310905456543</text:p>
      <text:p text:style-name="Standard"><text:s/>0.237591028213501</text:p>
      <text:p text:style-name="Standard"><text:s/>0.2544980049133301</text:p>
      <text:p text:style-name="Standard"><text:s/>0.2546579837799072</text:p>
      <text:p text:style-name="Standard"><text:s/>0.1200590133666992</text:p>
      <text:p text:style-name="Standard"><text:s/>0.1091690063476562</text:p>
      <text:p text:style-name="Standard"><text:s/>0.1040921211242676</text:p>
      <text:p text:style-name="Standard"><text:s/>0.1501801013946533</text:p>
      <text:p text:style-name="Standard"><text:s/>0.1487329006195068</text:p>
      <text:p text:style-name="Standard"><text:s/>0.1559290885925293</text:p>
      <text:p text:style-name="Standard"><text:s/>0.04904294013977051</text:p>
      <text:p text:style-name="Standard"><text:s/>0.115847110748291</text:p>
      <text:p text:style-name="Standard"><text:s/>0.2548291683197021</text:p>
      <text:p text:style-name="Standard"><text:s/>0.1314799785614014</text:p>
      <text:p text:style-name="Standard"><text:s/>0.04312610626220703</text:p>
      <text:p text:style-name="Standard"><text:s/>0.310297966003418</text:p>
      <text:p text:style-name="Standard"><text:s/>0.1592528820037842</text:p>
      <text:p text:style-name="Standard"><text:s/>0.1877040863037109</text:p>
      <text:p text:style-name="Standard"><text:s/>0.09439277648925781</text:p>
      <text:p text:style-name="Standard"><text:s/>0.08846092224121094</text:p>
      <text:p text:style-name="Standard"><text:s/>0.148496150970459</text:p>
      <text:p text:style-name="Standard"><text:s/>0.110374927520752</text:p>
      <text:p text:style-name="Standard"><text:s/>0.2335810661315918</text:p>
      <text:p text:style-name="Standard"><text:s/>0.283257007598877</text:p>
      <text:p text:style-name="Standard"><text:s/>0.008461952209472656</text:p>
      <text:p text:style-name="Standard"><text:s/>0.04872703552246094</text:p>
      <text:p text:style-name="Standard"><text:s/>0.05310297012329102</text:p>
      <text:p text:style-name="Standard"><text:s/>0.1824917793273926</text:p>
      <text:p text:style-name="Standard"><text:s/>0.2337789535522461</text:p>
      <text:p text:style-name="Standard"><text:s/>0.2174630165100098</text:p>
      <text:p text:style-name="Standard"><text:s/>0.254655122756958</text:p>
      <text:p text:style-name="Standard"><text:s/>0.1874630451202393</text:p>
      <text:p text:style-name="Standard"><text:s/>0.1483018398284912</text:p>
      <text:p text:style-name="Standard"><text:s/>0.09777593612670898</text:p>
      <text:p text:style-name="Standard"><text:s/>0.2606298923492432</text:p>
      <text:p text:style-name="Standard"><text:s/>0.2107570171356201</text:p>
      <text:p text:style-name="Standard"><text:s/>0.3838648796081543</text:p>
      <text:p text:style-name="Standard"><text:s/>0.1709890365600586</text:p>
      <text:p text:style-name="Standard"><text:s/>0.2778630256652832</text:p>
      <text:p text:style-name="Standard"><text:s/>0.2221188545227051</text:p>
      <text:p text:style-name="Standard"><text:s/>0.07556700706481934</text:p>
      <text:p text:style-name="Standard"><text:s/>0.2942559719085693</text:p>
      <text:p text:style-name="Standard"><text:s/>0.2057890892028809</text:p>
      <text:p text:style-name="Standard"><text:s/>0.1876649856567383</text:p>
      <text:p text:style-name="Standard"><text:s/>0.1543409824371338</text:p>
      <text:p text:style-name="Standard"><text:s/>0.08723711967468262</text:p>
      <text:p text:style-name="Standard"><text:s/>0.165215015411377</text:p>
      <text:p text:style-name="Standard"><text:s/>0.1314718723297119</text:p>
      <text:p text:style-name="Standard"><text:s/>0.3554050922393799</text:p>
      <text:p text:style-name="Standard"><text:soft-page-break/><text:s/>0.2998530864715576</text:p>
      <text:p text:style-name="Standard"><text:s/>0.2615480422973633</text:p>
      <text:p text:style-name="Standard"><text:s/>0.5238080024719238</text:p>
      <text:p text:style-name="Standard"><text:s/>0.293881893157959</text:p>
      <text:p text:style-name="Standard"><text:s/>0.2107670307159424</text:p>
      <text:p text:style-name="Standard"><text:s/>0.5577318668365479</text:p>
      <text:p text:style-name="Standard"><text:s/>0.6688089370727539</text:p>
      <text:p text:style-name="Standard"><text:s/>0.1880059242248535</text:p>
      <text:p text:style-name="Standard"><text:s/>0.1941940784454346</text:p>
      <text:p text:style-name="Standard"><text:s/>0.3556540012359619</text:p>
      <text:p text:style-name="Standard"><text:s/>0.1485400199890137</text:p>
      <text:p text:style-name="Standard"><text:s/>0.1211938858032227</text:p>
      <text:p text:style-name="Standard"><text:s/>0.1711061000823975</text:p>
      <text:p text:style-name="Standard"><text:s/>0.07582807540893555</text:p>
      <text:p text:style-name="Standard"><text:s/>0.07646608352661133</text:p>
      <text:p text:style-name="Standard"><text:s/>0.1543710231781006</text:p>
      <text:p text:style-name="Standard"><text:s/>1.699958801269531</text:p>
      <text:p text:style-name="Standard"><text:s/>0.300684928894043</text:p>
      <text:p text:style-name="Standard"><text:s/>0.8920741081237793</text:p>
      <text:p text:style-name="Standard"><text:s/>0.2381999492645264</text:p>
      <text:p text:style-name="Standard"><text:s/>0.2613539695739746</text:p>
      <text:p text:style-name="Standard"><text:s/>0.3726820945739746</text:p>
      <text:p text:style-name="Standard"><text:s/>0.2326009273529053</text:p>
      <text:p text:style-name="Standard"><text:s/>0.4166140556335449</text:p>
      <text:p text:style-name="Standard"><text:s/>0.2491641044616699</text:p>
      <text:p text:style-name="Standard"><text:s/>0.4673171043395996</text:p>
      <text:p text:style-name="Standard"><text:s/>0.3172519207000732</text:p>
      <text:p text:style-name="Standard"><text:s/>0.1153991222381592</text:p>
      <text:p text:style-name="Standard"><text:s/>0.2601211071014404</text:p>
      <text:p text:style-name="Standard"><text:s/>0.1718599796295166</text:p>
      <text:p text:style-name="Standard"><text:s/>0.164808988571167</text:p>
      <text:p text:style-name="Standard"><text:s/>0.0868070125579834</text:p>
      <text:p text:style-name="Standard"><text:s/>0.3497059345245361</text:p>
      <text:p text:style-name="Standard"><text:s/>0.4067270755767822</text:p>
      <text:p text:style-name="Standard"><text:s/>0.1482169628143311</text:p>
      <text:p text:style-name="Standard"><text:s/>0.4002928733825684</text:p>
      <text:p text:style-name="Standard"><text:s/>0.2654318809509277</text:p>
      <text:p text:style-name="Standard"><text:s/>0.3053789138793945</text:p>
      <text:p text:style-name="Standard"><text:s/>0.3279321193695068</text:p>
      <text:p text:style-name="Standard"><text:s/>0.20436692237854</text:p>
      <text:p text:style-name="Standard"><text:s/>0.3069548606872559</text:p>
      <text:p text:style-name="Standard"><text:s/>0.3014981746673584</text:p>
      <text:p text:style-name="Standard"><text:s/>0.3388998508453369</text:p>
      <text:p text:style-name="Standard"><text:s/>0.2621879577636719</text:p>
      <text:p text:style-name="Standard"><text:s/>0.237746000289917</text:p>
      <text:p text:style-name="Standard"><text:s/>0.1478359699249268</text:p>
      <text:p text:style-name="Standard"><text:s/>0.1094570159912109</text:p>
      <text:p text:style-name="Standard"><text:s/>0.06432986259460449</text:p>
      <text:p text:style-name="Standard"><text:s/>0.5652079582214355</text:p>
      <text:p text:style-name="Standard"><text:s/>0.2211589813232422</text:p>
      <text:p text:style-name="Standard"><text:s/>0.2048060894012451</text:p>
      <text:p text:style-name="Standard"><text:s/>0.2105491161346436</text:p>
      <text:p text:style-name="Standard"><text:soft-page-break/><text:s/>0.2712860107421875</text:p>
      <text:p text:style-name="Standard"><text:s/>0.1596741676330566</text:p>
      <text:p text:style-name="Standard"><text:s/>0.3327620029449463</text:p>
      <text:p text:style-name="Standard"><text:s/>0.1393649578094482</text:p>
      <text:p text:style-name="Standard"><text:s/>0.3106839656829834</text:p>
      <text:p text:style-name="Standard"><text:s/>0.1721022129058838</text:p>
      <text:p text:style-name="Standard"><text:s/>0.4843740463256836</text:p>
      <text:p text:style-name="Standard"><text:s/>0.2155241966247559</text:p>
      <text:p text:style-name="Standard"><text:s/>0.2378969192504883</text:p>
      <text:p text:style-name="Standard"><text:s/>0.277224063873291</text:p>
      <text:p text:style-name="Standard"><text:s/>0.2557380199432373</text:p>
      <text:p text:style-name="Standard"><text:s/>0.3108808994293213</text:p>
      <text:p text:style-name="Standard"><text:s/>0.2213180065155029</text:p>
      <text:p text:style-name="Standard"><text:s/>0.04762387275695801</text:p>
      <text:p text:style-name="Standard"><text:s/>0.2883579730987549</text:p>
      <text:p text:style-name="Standard"><text:s/>0.2884149551391602</text:p>
      <text:p text:style-name="Standard"><text:s/>0.2441911697387695</text:p>
      <text:p text:style-name="Standard"><text:s/>0.4799609184265137</text:p>
      <text:p text:style-name="Standard"><text:s/>0.2937932014465332</text:p>
      <text:p text:style-name="Standard"><text:s/>0.327186107635498</text:p>
      <text:p text:style-name="Standard"><text:s/>0.3719899654388428</text:p>
      <text:p text:style-name="Standard"><text:s/>0.2605998516082764</text:p>
      <text:p text:style-name="Standard"><text:s/>0.4053559303283691</text:p>
      <text:p text:style-name="Standard"><text:s/>0.3949441909790039</text:p>
      <text:p text:style-name="Standard"><text:s/>0.4244310855865479</text:p>
      <text:p text:style-name="Standard"><text:s/>0.4230048656463623</text:p>
      <text:p text:style-name="Standard"><text:s/>0.417248010635376</text:p>
      <text:p text:style-name="Standard"><text:s/>0.5567500591278076</text:p>
      <text:p text:style-name="Standard"><text:s/>0.390125036239624</text:p>
      <text:p text:style-name="Standard"><text:s/>0.5065720081329346</text:p>
      <text:p text:style-name="Standard"><text:s/>0.2605950832366943</text:p>
      <text:p text:style-name="Standard"><text:s/>0.2681369781494141</text:p>
      <text:p text:style-name="Standard"><text:s/>0.8333981037139893</text:p>
      <text:p text:style-name="Standard"><text:s/>0.4732210636138916</text:p>
      <text:p text:style-name="Standard"><text:s/>0.344304084777832</text:p>
      <text:p text:style-name="Standard"><text:s/>0.283034086227417</text:p>
      <text:p text:style-name="Standard"><text:s/>0.2937979698181152</text:p>
      <text:p text:style-name="Standard"><text:s/>0.2546019554138184</text:p>
      <text:p text:style-name="Standard"><text:s/>0.355327844619751</text:p>
      <text:p text:style-name="Standard"><text:s/>0.2937538623809814</text:p>
      <text:p text:style-name="Standard"><text:s/>0.2660729885101318</text:p>
      <text:p text:style-name="Standard"><text:s/>0.2443859577178955</text:p>
      <text:p text:style-name="Standard"><text:s/>0.2884538173675537</text:p>
      <text:p text:style-name="Standard"><text:s/>0.1819119453430176</text:p>
      <text:p text:style-name="Standard"><text:s/>0.6984670162200928</text:p>
      <text:p text:style-name="Standard"><text:s/>0.3664867877960205</text:p>
      <text:p text:style-name="Standard"><text:s/>0.6310040950775146</text:p>
      <text:p text:style-name="Standard"><text:s/>0.333266019821167</text:p>
      <text:p text:style-name="Standard"><text:s/>0.2548000812530518</text:p>
      <text:p text:style-name="Standard"><text:s/>0.2949161529541016</text:p>
      <text:p text:style-name="Standard"><text:s/>0.2942638397216797</text:p>
      <text:p text:style-name="Standard"><text:s/>0.2435848712921143</text:p>
      <text:p text:style-name="Standard"><text:soft-page-break/><text:s/>0.2154858112335205</text:p>
      <text:p text:style-name="Standard"><text:s/>0.3009719848632812</text:p>
      <text:p text:style-name="Standard"><text:s/>0.254706859588623</text:p>
      <text:p text:style-name="Standard"><text:s/>0.1091020107269287</text:p>
      <text:p text:style-name="Standard"><text:s/>0.3163108825683594</text:p>
      <text:p text:style-name="Standard"><text:s/>0.2213301658630371</text:p>
      <text:p text:style-name="Standard"><text:s/>0.206057071685791</text:p>
      <text:p text:style-name="Standard"><text:s/>0.2888798713684082</text:p>
      <text:p text:style-name="Standard"><text:s/>0.4619979858398438</text:p>
      <text:p text:style-name="Standard"><text:s/>0.2830550670623779</text:p>
      <text:p text:style-name="Standard"><text:s/>0.2382810115814209</text:p>
      <text:p text:style-name="Standard"><text:s/>0.1595339775085449</text:p>
      <text:p text:style-name="Standard"><text:s/>0.383167028427124</text:p>
      <text:p text:style-name="Standard"><text:s/>0.4948420524597168</text:p>
      <text:p text:style-name="Standard"><text:s/>0.3666560649871826</text:p>
      <text:p text:style-name="Standard"><text:s/>0.4280469417572021</text:p>
      <text:p text:style-name="Standard"><text:s/>0.4843010902404785</text:p>
      <text:p text:style-name="Standard"><text:s/>0.4452998638153076</text:p>
      <text:p text:style-name="Standard"><text:s/>0.3332188129425049</text:p>
      <text:p text:style-name="Standard"><text:s/>0.4509599208831787</text:p>
      <text:p text:style-name="Standard"><text:s/>0.389258861541748</text:p>
      <text:p text:style-name="Standard"><text:s/>0.2998130321502686</text:p>
      <text:p text:style-name="Standard"><text:s/>0.283538818359375</text:p>
      <text:p text:style-name="Standard"><text:s/>0.176353931427002</text:p>
      <text:p text:style-name="Standard"><text:s/>1.06702709197998</text:p>
      <text:p text:style-name="Standard"><text:s/>0.2779719829559326</text:p>
      <text:p text:style-name="Standard"><text:s/>0.4004321098327637</text:p>
      <text:p text:style-name="Standard"><text:s/>0.4223489761352539</text:p>
      <text:p text:style-name="Standard"><text:s/>0.2731978893280029</text:p>
      <text:p text:style-name="Standard"><text:s/>0.2493619918823242</text:p>
      <text:p text:style-name="Standard"><text:s/>0.3998301029205322</text:p>
      <text:p text:style-name="Standard"><text:s/>0.3450160026550293</text:p>
      <text:p text:style-name="Standard"><text:s/>0.2378089427947998</text:p>
      <text:p text:style-name="Standard"><text:s/>0.232356071472168</text:p>
      <text:p text:style-name="Standard"><text:s/>0.2608778476715088</text:p>
      <text:p text:style-name="Standard"><text:s/>0.2488110065460205</text:p>
      <text:p text:style-name="Standard"><text:s/>0.192983865737915</text:p>
      <text:p text:style-name="Standard"><text:s/>0.3777029514312744</text:p>
      <text:p text:style-name="Standard"><text:s/>0.3283040523529053</text:p>
      <text:p text:style-name="Standard"><text:s/>0.2604730129241943</text:p>
      <text:p text:style-name="Standard"><text:s/>0.2605810165405273</text:p>
      <text:p text:style-name="Standard"><text:s/>0.2548720836639404</text:p>
      <text:p text:style-name="Standard"><text:s/>0.2849180698394775</text:p>
      <text:p text:style-name="Standard"><text:s/>0.2713251113891602</text:p>
      <text:p text:style-name="Standard"><text:s/>0.2207479476928711</text:p>
      <text:p text:style-name="Standard"><text:s/>0.1648409366607666</text:p>
      <text:p text:style-name="Standard"><text:s/>0.4278061389923096</text:p>
      <text:p text:style-name="Standard"><text:s/>0.3796300888061523</text:p>
      <text:p text:style-name="Standard"><text:s/>0.1537449359893799</text:p>
      <text:p text:style-name="Standard"><text:s/>0.3561899662017822</text:p>
      <text:p text:style-name="Standard"><text:s/>0.2505178451538086</text:p>
      <text:p text:style-name="Standard"><text:s/>0.2216379642486572</text:p>
      <text:p text:style-name="Standard"><text:soft-page-break/><text:s/>0.2101438045501709</text:p>
      <text:p text:style-name="Standard"><text:s/>0.2439861297607422</text:p>
      <text:p text:style-name="Standard"><text:s/>0.3225538730621338</text:p>
      <text:p text:style-name="Standard"><text:s/>0.2111430168151855</text:p>
      <text:p text:style-name="Standard"><text:s/>0.6860189437866211</text:p>
      <text:p text:style-name="Standard"><text:s/>0.2607779502868652</text:p>
      <text:p text:style-name="Standard"><text:s/>0.429563045501709</text:p>
      <text:p text:style-name="Standard"><text:s/>0.3103179931640625</text:p>
      <text:p text:style-name="Standard"><text:s/>0.3270537853240967</text:p>
      <text:p text:style-name="Standard"><text:s/>0.4905061721801758</text:p>
      <text:p text:style-name="Standard"><text:s/>0.1987481117248535</text:p>
      <text:p text:style-name="Standard"><text:s/>0.5580658912658691</text:p>
      <text:p text:style-name="Standard"><text:s/>0.3441801071166992</text:p>
      <text:p text:style-name="Standard"><text:s/>0.1480171680450439</text:p>
      <text:p text:style-name="Standard"><text:s/>0.3892099857330322</text:p>
      <text:p text:style-name="Standard"><text:s/>0.2827920913696289</text:p>
      <text:p text:style-name="Standard"><text:s/>0.1157569885253906</text:p>
      <text:p text:style-name="Standard"><text:s/>0.2055790424346924</text:p>
      <text:p text:style-name="Standard"><text:s/>0.1932580471038818</text:p>
      <text:p text:style-name="Standard"><text:s/>0.356220006942749</text:p>
      <text:p text:style-name="Standard"><text:s/>0.3667659759521484</text:p>
      <text:p text:style-name="Standard"><text:s/>0.1649150848388672</text:p>
      <text:p text:style-name="Standard"><text:s/>0.3887588977813721</text:p>
      <text:p text:style-name="Standard"><text:s/>0.2156450748443604</text:p>
      <text:p text:style-name="Standard"><text:s/>0.2208437919616699</text:p>
      <text:p text:style-name="Standard"><text:s/>0.237483024597168</text:p>
      <text:p text:style-name="Standard"><text:s/>0.2098028659820557</text:p>
      <text:p text:style-name="Standard"><text:s/>0.2670450210571289</text:p>
      <text:p text:style-name="Standard"><text:s/>0.283146858215332</text:p>
      <text:p text:style-name="Standard"><text:s/>0.2882339954376221</text:p>
      <text:p text:style-name="Standard"><text:s/>0.2232129573822021</text:p>
      <text:p text:style-name="Standard"><text:s/>0.2439839839935303</text:p>
      <text:p text:style-name="Standard"><text:s/>0.3226180076599121</text:p>
      <text:p text:style-name="Standard"><text:s/>0.2715508937835693</text:p>
      <text:p text:style-name="Standard"><text:s/>0.1711690425872803</text:p>
      <text:p text:style-name="Standard"><text:s/>0.181859016418457</text:p>
      <text:p text:style-name="Standard"><text:s/>0.323660135269165</text:p>
      <text:p text:style-name="Standard"><text:s/>0.2939510345458984</text:p>
      <text:p text:style-name="Standard"><text:s/>0.2939629554748535</text:p>
      <text:p text:style-name="Standard"><text:s/>0.4964110851287842</text:p>
      <text:p text:style-name="Standard"><text:s/>0.3506238460540771</text:p>
      <text:p text:style-name="Standard"><text:s/>0.2152040004730225</text:p>
      <text:p text:style-name="Standard"><text:s/>0.4232280254364014</text:p>
      <text:p text:style-name="Standard"><text:s/>0.3720180988311768</text:p>
      <text:p text:style-name="Standard"><text:s/>0.2901639938354492</text:p>
      <text:p text:style-name="Standard"><text:s/>0.2897920608520508</text:p>
      <text:p text:style-name="Standard"><text:s/>0.4514877796173096</text:p>
      <text:p text:style-name="Standard"><text:s/>0.3673739433288574</text:p>
      <text:p text:style-name="Standard"><text:s/>0.2908201217651367</text:p>
      <text:p text:style-name="Standard"><text:s/>0.2323310375213623</text:p>
      <text:p text:style-name="Standard"><text:s/>0.1259419918060303</text:p>
      <text:p text:style-name="Standard"><text:s/>0.1762480735778809</text:p>
      <text:p text:style-name="Standard"><text:soft-page-break/><text:s/>0.2154169082641602</text:p>
      <text:p text:style-name="Standard"><text:s/>0.05993080139160156</text:p>
      <text:p text:style-name="Standard"><text:s/>0.3159110546112061</text:p>
      <text:p text:style-name="Standard"><text:s/>0.2771217823028564</text:p>
      <text:p text:style-name="Standard"><text:s/>0.1839861869812012</text:p>
      <text:p text:style-name="Standard"><text:s/>0.1598501205444336</text:p>
      <text:p text:style-name="Standard"><text:s/>0.243973970413208</text:p>
      <text:p text:style-name="Standard"><text:s/>0.2281880378723145</text:p>
      <text:p text:style-name="Standard"><text:s/>0.2603201866149902</text:p>
      <text:p text:style-name="Standard"><text:s/>0.1876919269561768</text:p>
      <text:p text:style-name="Standard"><text:s/>0.2158479690551758</text:p>
      <text:p text:style-name="Standard"><text:s/>0.2102260589599609</text:p>
      <text:p text:style-name="Standard"><text:s/>0.1935641765594482</text:p>
      <text:p text:style-name="Standard"><text:s/>0.2040441036224365</text:p>
      <text:p text:style-name="Standard"><text:s/>0.29376220703125</text:p>
      <text:p text:style-name="Standard"><text:s/>0.2283320426940918</text:p>
      <text:p text:style-name="Standard"><text:s/>0.2936959266662598</text:p>
      <text:p text:style-name="Standard"><text:s/>0.2546939849853516</text:p>
      <text:p text:style-name="Standard"><text:s/>0.1089799404144287</text:p>
      <text:p text:style-name="Standard"><text:s/>0.1816389560699463</text:p>
      <text:p text:style-name="Standard"><text:s/>0.1657078266143799</text:p>
      <text:p text:style-name="Standard"><text:s/>0.1597118377685547</text:p>
      <text:p text:style-name="Standard"><text:s/>0.1089401245117188</text:p>
      <text:p text:style-name="Standard"><text:s/>0.0660550594329834</text:p>
      <text:p text:style-name="Standard"><text:s/>2.064659833908081</text:p>
      <text:p text:style-name="Standard"><text:s/>0.3226449489593506</text:p>
      <text:p text:style-name="Standard"><text:s/>0.8757860660552979</text:p>
      <text:p text:style-name="Standard"><text:s/>0.3737568855285645</text:p>
      <text:p text:style-name="Standard"><text:s/>0.2326641082763672</text:p>
      <text:p text:style-name="Standard"><text:s/>0.5723390579223633</text:p>
      <text:p text:style-name="Standard"><text:s/>0.2944259643554688</text:p>
      <text:p text:style-name="Standard"><text:s/>0.3110551834106445</text:p>
      <text:p text:style-name="Standard"><text:s/>0.3501219749450684</text:p>
      <text:p text:style-name="Standard"><text:s/>0.2881920337677002</text:p>
      <text:p text:style-name="Standard"><text:s/>0.374330997467041</text:p>
      <text:p text:style-name="Standard"><text:s/>0.3400750160217285</text:p>
      <text:p text:style-name="Standard"><text:s/>0.3895809650421143</text:p>
      <text:p text:style-name="Standard"><text:s/>0.3841221332550049</text:p>
      <text:p text:style-name="Standard"><text:s/>0.3403739929199219</text:p>
      <text:p text:style-name="Standard"><text:s/>0.3665540218353271</text:p>
      <text:p text:style-name="Standard"><text:s/>0.4053471088409424</text:p>
      <text:p text:style-name="Standard"><text:s/>0.82611083984375</text:p>
      <text:p text:style-name="Standard"><text:s/>0.4110932350158691</text:p>
      <text:p text:style-name="Standard"><text:s/>0.3834681510925293</text:p>
      <text:p text:style-name="Standard"><text:s/>0.3105459213256836</text:p>
      <text:p text:style-name="Standard"><text:s/>0.2209420204162598</text:p>
      <text:p text:style-name="Standard"><text:s/>0.2489180564880371</text:p>
      <text:p text:style-name="Standard"><text:s/>0.1649141311645508</text:p>
      <text:p text:style-name="Standard"><text:s/>0.1091079711914062</text:p>
      <text:p text:style-name="Standard"><text:s/>0.02504301071166992</text:p>
      <text:p text:style-name="Standard"><text:s/>0.3173069953918457</text:p>
      <text:p text:style-name="Standard"><text:s/>0.2431240081787109</text:p>
      <text:p text:style-name="Standard"><text:soft-page-break/><text:s/>0.2780590057373047</text:p>
      <text:p text:style-name="Standard"><text:s/>0.2601208686828613</text:p>
      <text:p text:style-name="Standard"><text:s/>0.1148848533630371</text:p>
      <text:p text:style-name="Standard"><text:s/>0.7074201107025146</text:p>
      <text:p text:style-name="Standard"><text:s/>0.2601919174194336</text:p>
      <text:p text:style-name="Standard"><text:s/>0.2221598625183105</text:p>
      <text:p text:style-name="Standard"><text:s/>0.3721840381622314</text:p>
      <text:p text:style-name="Standard"><text:s/>0.32269287109375</text:p>
      <text:p text:style-name="Standard"><text:s/>0.2334761619567871</text:p>
      <text:p text:style-name="Standard"><text:s/>0.2717020511627197</text:p>
      <text:p text:style-name="Standard"><text:s/>0.2607390880584717</text:p>
      <text:p text:style-name="Standard"><text:s/>0.3233120441436768</text:p>
      <text:p text:style-name="Standard"><text:s/>0.20607590675354</text:p>
      <text:p text:style-name="Standard"><text:s/>0.1706521511077881</text:p>
      <text:p text:style-name="Standard"><text:s/>0.08265399932861328</text:p>
      <text:p text:style-name="Standard"><text:s/>0.1258008480072021</text:p>
      <text:p text:style-name="Standard"><text:s/>0.3610298633575439</text:p>
      <text:p text:style-name="Standard"><text:s/>0.2942929267883301</text:p>
      <text:p text:style-name="Standard"><text:s/>0.2712299823760986</text:p>
      <text:p text:style-name="Standard"><text:s/>0.2880790233612061</text:p>
      <text:p text:style-name="Standard"><text:s/>0.1482250690460205</text:p>
      <text:p text:style-name="Standard"><text:s/>0.4069409370422363</text:p>
      <text:p text:style-name="Standard"><text:s/>0.2543289661407471</text:p>
      <text:p text:style-name="Standard"><text:s/>0.2725358009338379</text:p>
      <text:p text:style-name="Standard"><text:s/>0.2653040885925293</text:p>
      <text:p text:style-name="Standard"><text:s/>0.2377538681030273</text:p>
      <text:p text:style-name="Standard"><text:s/>0.355597972869873</text:p>
      <text:p text:style-name="Standard"><text:s/>0.1994709968566895</text:p>
      <text:p text:style-name="Standard"><text:s/>0.2039320468902588</text:p>
      <text:p text:style-name="Standard"><text:s/>0.3226611614227295</text:p>
      <text:p text:style-name="Standard"><text:s/>1.559707880020142</text:p>
      <text:p text:style-name="Standard"><text:s/>2.35838794708252</text:p>
      <text:p text:style-name="Standard"><text:s/>0.5010600090026855</text:p>
      <text:p text:style-name="Standard"><text:s/>0.265855073928833</text:p>
      <text:p text:style-name="Standard"><text:s/>0.2189841270446777</text:p>
      <text:p text:style-name="Standard"><text:s/>0.3952999114990234</text:p>
      <text:p text:style-name="Standard"><text:s/>0.5515930652618408</text:p>
      <text:p text:style-name="Standard"><text:s/>0.1765651702880859</text:p>
      <text:p text:style-name="Standard"><text:s/>0.2381069660186768</text:p>
      <text:p text:style-name="Standard"><text:s/>0.1886429786682129</text:p>
      <text:p text:style-name="Standard"><text:s/>0.3779430389404297</text:p>
      <text:p text:style-name="Standard"><text:s/>0.1986360549926758</text:p>
      <text:p text:style-name="Standard"><text:s/>0.1258640289306641</text:p>
      <text:p text:style-name="Standard"><text:s/>0.4677281379699707</text:p>
      <text:p text:style-name="Standard"><text:s/>0.2828230857849121</text:p>
      <text:p text:style-name="Standard"><text:s/>0.2212839126586914</text:p>
      <text:p text:style-name="Standard"><text:s/>0.1163041591644287</text:p>
      <text:p text:style-name="Standard"><text:s/>0.1987550258636475</text:p>
      <text:p text:style-name="Standard"><text:s/>0.2214031219482422</text:p>
      <text:p text:style-name="Standard"><text:s/>0.2899458408355713</text:p>
      <text:p text:style-name="Standard"><text:s/>0.1595849990844727</text:p>
      <text:p text:style-name="Standard"><text:s/>0.4953510761260986</text:p>
      <text:p text:style-name="Standard"><text:soft-page-break/><text:s/>0.2212021350860596</text:p>
      <text:p text:style-name="Standard"><text:s/>0.02590703964233398</text:p>
      <text:p text:style-name="Standard"><text:s/>0.2171008586883545</text:p>
      <text:p text:style-name="Standard"><text:s/>0.1875541210174561</text:p>
      <text:p text:style-name="Standard"><text:s/>0.0822141170501709</text:p>
      <text:p text:style-name="Standard"><text:s/>2.30259108543396</text:p>
      <text:p text:style-name="Standard"><text:s/>0.388962984085083</text:p>
      <text:p text:style-name="Standard"><text:s/>0.4393908977508545</text:p>
      <text:p text:style-name="Standard"><text:s/>0.3789279460906982</text:p>
      <text:p text:style-name="Standard"><text:s/>0.3106110095977783</text:p>
      <text:p text:style-name="Standard"><text:s/>0.3837361335754395</text:p>
      <text:p text:style-name="Standard"><text:s/>0.2273180484771729</text:p>
      <text:p text:style-name="Standard"><text:s/>0.3100450038909912</text:p>
      <text:p text:style-name="Standard"><text:s/>0.2602808475494385</text:p>
      <text:p text:style-name="Standard"><text:s/>0.3444550037384033</text:p>
      <text:p text:style-name="Standard"><text:s/>0.2156109809875488</text:p>
      <text:p text:style-name="Standard"><text:s/>0.1151330471038818</text:p>
      <text:p text:style-name="Standard"><text:s/>0.2600901126861572</text:p>
      <text:p text:style-name="Standard"><text:s/>0.2921698093414307</text:p>
      <text:p text:style-name="Standard"><text:s/>0.2770059108734131</text:p>
      <text:p text:style-name="Standard"><text:s/>0.1258080005645752</text:p>
      <text:p text:style-name="Standard"><text:s/>0.4054350852966309</text:p>
      <text:p text:style-name="Standard"><text:s/>0.08106279373168945</text:p>
      <text:p text:style-name="Standard"><text:s/>0.3727419376373291</text:p>
      <text:p text:style-name="Standard"><text:s/>0.2660691738128662</text:p>
      <text:p text:style-name="Standard"><text:s/>0.2994620800018311</text:p>
      <text:p text:style-name="Standard"><text:s/>0.2671298980712891</text:p>
      <text:p text:style-name="Standard"><text:s/>0.3341019153594971</text:p>
      <text:p text:style-name="Standard"><text:s/>0.2897098064422607</text:p>
      <text:p text:style-name="Standard"><text:s/>0.1824951171875</text:p>
      <text:p text:style-name="Standard"><text:s/>0.6744859218597412</text:p>
      <text:p text:style-name="Standard"><text:s/>0.2266111373901367</text:p>
      <text:p text:style-name="Standard"><text:s/>0.7187900543212891</text:p>
      <text:p text:style-name="Standard"><text:s/>0.3070781230926514</text:p>
      <text:p text:style-name="Standard"><text:s/>0.137598991394043</text:p>
      <text:p text:style-name="Standard"><text:s/>0.2444350719451904</text:p>
      <text:p text:style-name="Standard"><text:s/>0.417151927947998</text:p>
      <text:p text:style-name="Standard"><text:s/>0.2824709415435791</text:p>
      <text:p text:style-name="Standard"><text:s/>0.226550817489624</text:p>
      <text:p text:style-name="Standard"><text:s/>0.2376148700714111</text:p>
      <text:p text:style-name="Standard"><text:s/>0.2212538719177246</text:p>
      <text:p text:style-name="Standard"><text:s/>0.3051228523254395</text:p>
      <text:p text:style-name="Standard"><text:s/>0.2394278049468994</text:p>
      <text:p text:style-name="Standard"><text:s/>0.2608819007873535</text:p>
      <text:p text:style-name="Standard"><text:s/>0.2453367710113525</text:p>
      <text:p text:style-name="Standard"><text:s/>0.2108078002929688</text:p>
      <text:p text:style-name="Standard"><text:s/>0.2053909301757812</text:p>
      <text:p text:style-name="Standard"><text:s/>0.0928199291229248</text:p>
      <text:p text:style-name="Standard"><text:s/>0.1225159168243408</text:p>
      <text:p text:style-name="Standard"><text:s/>0.1823818683624268</text:p>
      <text:p text:style-name="Standard"><text:s/>0.06998300552368164</text:p>
      <text:p text:style-name="Standard"><text:s/>0.2210900783538818</text:p>
      <text:p text:style-name="Standard"><text:soft-page-break/><text:s/>0.1773498058319092</text:p>
      <text:p text:style-name="Standard"><text:s/>0.1658010482788086</text:p>
      <text:p text:style-name="Standard"><text:s/>0.09259891510009766</text:p>
      <text:p text:style-name="Standard"><text:s/>0.1550698280334473</text:p>
      <text:p text:style-name="Standard"><text:s/>0.6191518306732178</text:p>
      <text:p text:style-name="Standard"><text:s/>0.1326661109924316</text:p>
      <text:p text:style-name="Standard"><text:s/>0.2605128288269043</text:p>
      <text:p text:style-name="Standard"><text:s/>0.1987371444702148</text:p>
      <text:p text:style-name="Standard"><text:s/>0.1149649620056152</text:p>
      <text:p text:style-name="Standard"><text:s/>0.249392032623291</text:p>
      <text:p text:style-name="Standard"><text:s/>0.1765589714050293</text:p>
      <text:p text:style-name="Standard"><text:s/>0.2436120510101318</text:p>
      <text:p text:style-name="Standard"><text:s/>0.226801872253418</text:p>
      <text:p text:style-name="Standard"><text:s/>0.2267110347747803</text:p>
      <text:p text:style-name="Standard"><text:s/>0.2900378704071045</text:p>
      <text:p text:style-name="Standard"><text:s/>0.2602930068969727</text:p>
      <text:p text:style-name="Standard"><text:s/>0.1539061069488525</text:p>
      <text:p text:style-name="Standard"><text:s/>0.1930711269378662</text:p>
      <text:p text:style-name="Standard"><text:s/>0.4282951354980469</text:p>
      <text:p text:style-name="Standard"><text:s/>0.2771830558776855</text:p>
      <text:p text:style-name="Standard"><text:s/>0.06995701789855957</text:p>
      <text:p text:style-name="Standard"><text:s/>0.2680289745330811</text:p>
      <text:p text:style-name="Standard"><text:s/>0.1826920509338379</text:p>
      <text:p text:style-name="Standard"><text:s/>0.2334120273590088</text:p>
      <text:p text:style-name="Standard"><text:s/>0.06460094451904297</text:p>
      <text:p text:style-name="Standard"><text:s/>0.3280749320983887</text:p>
      <text:p text:style-name="Standard"><text:s/>0.2442049980163574</text:p>
      <text:p text:style-name="Standard"><text:s/>0.2216219902038574</text:p>
      <text:p text:style-name="Standard"><text:s/>0.8959519863128662</text:p>
      <text:p text:style-name="Standard"><text:s/>0.3109931945800781</text:p>
      <text:p text:style-name="Standard"><text:s/>0.1988189220428467</text:p>
      <text:p text:style-name="Standard"><text:s/>0.2102470397949219</text:p>
      <text:p text:style-name="Standard"><text:s/>0.2743699550628662</text:p>
      <text:p text:style-name="Standard"><text:s/>0.2711460590362549</text:p>
      <text:p text:style-name="Standard"><text:s/>0.2729699611663818</text:p>
      <text:p text:style-name="Standard"><text:s/>0.2766830921173096</text:p>
      <text:p text:style-name="Standard"><text:s/>0.1878671646118164</text:p>
      <text:p text:style-name="Standard"><text:s/>0.1100690364837646</text:p>
      <text:p text:style-name="Standard"><text:s/>0.08655595779418945</text:p>
      <text:p text:style-name="Standard"><text:s/>0.2552640438079834</text:p>
      <text:p text:style-name="Standard"><text:s/>0.2666118144989014</text:p>
      <text:p text:style-name="Standard"><text:s/>0.1927080154418945</text:p>
      <text:p text:style-name="Standard"><text:s/>0.1326220035552979</text:p>
      <text:p text:style-name="Standard"><text:s/>0.25531005859375</text:p>
      <text:p text:style-name="Standard"><text:s/>0.2380070686340332</text:p>
      <text:p text:style-name="Standard"><text:s/>0.2913908958435059</text:p>
      <text:p text:style-name="Standard"><text:s/>0.2887990474700928</text:p>
      <text:p text:style-name="Standard"><text:s/>0.1770689487457275</text:p>
      <text:p text:style-name="Standard"><text:s/>0.1983418464660645</text:p>
      <text:p text:style-name="Standard"><text:s/>0.04748415946960449</text:p>
      <text:p text:style-name="Standard"><text:s/>0.534060001373291</text:p>
      <text:p text:style-name="Standard"><text:s/>0.243211030960083</text:p>
      <text:p text:style-name="Standard"><text:soft-page-break/><text:s/>0.2881419658660889</text:p>
      <text:p text:style-name="Standard"><text:s/>0.1887750625610352</text:p>
      <text:p text:style-name="Standard"><text:s/>0.2571408748626709</text:p>
      <text:p text:style-name="Standard"><text:s/>0.2549340724945068</text:p>
      <text:p text:style-name="Standard"><text:s/>0.2497308254241943</text:p>
      <text:p text:style-name="Standard"><text:s/>0.2835612297058105</text:p>
      <text:p text:style-name="Standard"><text:s/>0.3121559619903564</text:p>
      <text:p text:style-name="Standard"><text:s/>0.3214709758758545</text:p>
      <text:p text:style-name="Standard"><text:s/>0.1424949169158936</text:p>
      <text:p text:style-name="Standard"><text:s/>0.2672369480133057</text:p>
      <text:p text:style-name="Standard"><text:s/>0.07551002502441406</text:p>
      <text:p text:style-name="Standard"><text:s/>0.07034611701965332</text:p>
      <text:p text:style-name="Standard"><text:s/>0.07030105590820312</text:p>
      <text:p text:style-name="Standard"><text:s/>0.1434159278869629</text:p>
      <text:p text:style-name="Standard"><text:s/>1.673079967498779</text:p>
      <text:p text:style-name="Standard"><text:s/>0.354870080947876</text:p>
      <text:p text:style-name="Standard"><text:s/>0.4517130851745605</text:p>
      <text:p text:style-name="Standard"><text:s/>0.6966369152069092</text:p>
      <text:p text:style-name="Standard"><text:s/>0.7861180305480957</text:p>
      <text:p text:style-name="Standard"><text:s/>0.2212660312652588</text:p>
      <text:p text:style-name="Standard"><text:s/>0.1485140323638916</text:p>
      <text:p text:style-name="Standard"><text:s/>0.1549859046936035</text:p>
      <text:p text:style-name="Standard"><text:s/>0.6814141273498535</text:p>
      <text:p text:style-name="Standard"><text:s/>0.3107509613037109</text:p>
      <text:p text:style-name="Standard"><text:s/>0.2604999542236328</text:p>
      <text:p text:style-name="Standard"><text:s/>0.2545211315155029</text:p>
      <text:p text:style-name="Standard"><text:s/>0.1989660263061523</text:p>
      <text:p text:style-name="Standard"><text:s/>0.6178438663482666</text:p>
      <text:p text:style-name="Standard"><text:s/>0.215947151184082</text:p>
      <text:p text:style-name="Standard"><text:s/>0.2328300476074219</text:p>
      <text:p text:style-name="Standard"><text:s/>0.2772800922393799</text:p>
      <text:p text:style-name="Standard"><text:s/>0.2720987796783447</text:p>
      <text:p text:style-name="Standard"><text:s/>0.1942110061645508</text:p>
      <text:p text:style-name="Standard"><text:s/>0.2488489151000977</text:p>
      <text:p text:style-name="Standard"><text:s/>0.2711400985717773</text:p>
      <text:p text:style-name="Standard"><text:s/>0.2598409652709961</text:p>
      <text:p text:style-name="Standard"><text:s/>0.4796509742736816</text:p>
      <text:p text:style-name="Standard"><text:s/>0.3327059745788574</text:p>
      <text:p text:style-name="Standard"><text:s/>0.04739809036254883</text:p>
      <text:p text:style-name="Standard"><text:s/>0.7517271041870117</text:p>
      <text:p text:style-name="Standard"><text:s/>0.4055690765380859</text:p>
      <text:p text:style-name="Standard"><text:s/>0.3945951461791992</text:p>
      <text:p text:style-name="Standard"><text:s/>0.3102860450744629</text:p>
      <text:p text:style-name="Standard"><text:s/>0.2040600776672363</text:p>
      <text:p text:style-name="Standard"><text:s/>0.2544748783111572</text:p>
      <text:p text:style-name="Standard"><text:s/>0.1424510478973389</text:p>
      <text:p text:style-name="Standard"><text:s/>0.3324968814849854</text:p>
      <text:p text:style-name="Standard"><text:s/>0.4782328605651855</text:p>
      <text:p text:style-name="Standard"><text:s/>0.898446798324585</text:p>
      <text:p text:style-name="Standard"><text:s/>0.2655599117279053</text:p>
      <text:p text:style-name="Standard"><text:s/>0.2543230056762695</text:p>
      <text:p text:style-name="Standard"><text:s/>0.155426025390625</text:p>
      <text:p text:style-name="Standard"><text:soft-page-break/><text:s/>0.1960148811340332</text:p>
      <text:p text:style-name="Standard"><text:s/>0.2110419273376465</text:p>
      <text:p text:style-name="Standard"><text:s/>0.1877510547637939</text:p>
      <text:p text:style-name="Standard"><text:s/>0.1047048568725586</text:p>
      <text:p text:style-name="Standard"><text:s/>0.07003688812255859</text:p>
      <text:p text:style-name="Standard"><text:s/>0.2704660892486572</text:p>
      <text:p text:style-name="Standard"><text:s/>0.2941601276397705</text:p>
      <text:p text:style-name="Standard"><text:s/>0.1990289688110352</text:p>
      <text:p text:style-name="Standard"><text:s/>0.2275509834289551</text:p>
      <text:p text:style-name="Standard"><text:s/>0.1882400512695312</text:p>
      <text:p text:style-name="Standard"><text:s/>0.2154989242553711</text:p>
      <text:p text:style-name="Standard"><text:s/>0.1943762302398682</text:p>
      <text:p text:style-name="Standard"><text:s/>0.1158931255340576</text:p>
      <text:p text:style-name="Standard"><text:s/>0.2050671577453613</text:p>
      <text:p text:style-name="Standard"><text:s/>0.1760649681091309</text:p>
      <text:p text:style-name="Standard"><text:s/>0.2597169876098633</text:p>
      <text:p text:style-name="Standard"><text:s/>0.2319021224975586</text:p>
      <text:p text:style-name="Standard"><text:s/>0.1710031032562256</text:p>
      <text:p text:style-name="Standard"><text:s/>0.05920100212097168</text:p>
      <text:p text:style-name="Standard"><text:s/>0.1103098392486572</text:p>
      <text:p text:style-name="Standard"><text:s/>0.02516698837280273</text:p>
      <text:p text:style-name="Standard"><text:s/>0.0362091064453125</text:p>
      <text:p text:style-name="Standard"><text:s/>0.01951408386230469</text:p>
      <text:p text:style-name="Standard"><text:s/>0.03078484535217285</text:p>
      <text:p text:style-name="Standard"><text:s/>0.08123898506164551</text:p>
      <text:p text:style-name="Standard"><text:s/>1.620033979415894</text:p>
      <text:p text:style-name="Standard"><text:s/>0.3778619766235352</text:p>
      <text:p text:style-name="Standard"><text:s/>0.3555850982666016</text:p>
      <text:p text:style-name="Standard"><text:s/>0.2213230133056641</text:p>
      <text:p text:style-name="Standard"><text:s/>0.2216339111328125</text:p>
      <text:p text:style-name="Standard"/>
      <text:p text:style-name="Standard"/>
      <text:p text:style-name="Standard"># name: avgTeste</text:p>
      <text:p text:style-name="Standard"># type: scalar</text:p>
      <text:p text:style-name="Standard">0.2960750970840454</text:p>
      <text:p text:style-name="Standard"/>
      <text:p text:style-name="Standard"/>
      <text:p text:style-name="Standard"># name: antecipatedresponseT</text:p>
      <text:p text:style-name="Standard"># type: matrix</text:p>
      <text:p text:style-name="Standard"># rows: 0</text:p>
      <text:p text:style-name="Standard"># columns: 0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0-12-02T11:24:20.971143504</dc:date>
    <meta:editing-duration>PT8M4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04" meta:paragraph-count="3839" meta:word-count="9240" meta:character-count="55030" meta:non-whitespace-character-count="46605"/>
  </office:meta>
</office:document-meta>
</file>